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Consolas1"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fo:text-align="justify" style:justify-single-word="false"/>
      <style:text-properties style:font-name="Verdana" fo:font-weight="bold" style:font-weight-asian="bold" style:font-weight-complex="bold"/>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Standard">
      <style:text-properties fo:background-color="transparent"/>
    </style:style>
    <style:style style:name="P6" style:family="paragraph" style:parent-style-name="Standard">
      <style:text-properties fo:font-size="12pt" fo:background-color="#cccccc" style:font-size-asian="12pt" style:font-size-complex="12pt"/>
    </style:style>
    <style:style style:name="P7" style:family="paragraph" style:parent-style-name="Standard">
      <style:text-properties fo:font-size="12pt" officeooo:paragraph-rsid="0028b3b2" fo:background-color="#cccccc" style:font-size-asian="12pt" style:font-size-complex="12pt"/>
    </style:style>
    <style:style style:name="P8" style:family="paragraph" style:parent-style-name="Text_20_body">
      <style:paragraph-properties fo:text-align="justify" style:justify-single-word="false"/>
      <style:text-properties style:font-name="Verdana"/>
    </style:style>
    <style:style style:name="P9" style:family="paragraph" style:parent-style-name="Text_20_body">
      <style:paragraph-properties fo:text-align="justify" style:justify-single-word="false"/>
      <style:text-properties style:font-name="Verdana" officeooo:paragraph-rsid="00205858"/>
    </style:style>
    <style:style style:name="P10" style:family="paragraph" style:parent-style-name="Text_20_body">
      <style:paragraph-properties fo:text-align="justify" style:justify-single-word="false"/>
      <style:text-properties style:font-name="Verdana" officeooo:paragraph-rsid="002529b9"/>
    </style:style>
    <style:style style:name="P11" style:family="paragraph" style:parent-style-name="Text_20_body">
      <style:paragraph-properties fo:text-align="justify" style:justify-single-word="false"/>
      <style:text-properties style:font-name="Verdana" officeooo:rsid="00205858" officeooo:paragraph-rsid="00205858"/>
    </style:style>
    <style:style style:name="P12" style:family="paragraph" style:parent-style-name="Text_20_body">
      <style:paragraph-properties fo:text-align="justify" style:justify-single-word="false"/>
      <style:text-properties style:font-name="Verdana" fo:font-size="12pt" officeooo:rsid="001e1316" officeooo:paragraph-rsid="00205858" style:font-size-asian="10.5pt" style:font-size-complex="12pt"/>
    </style:style>
    <style:style style:name="P13" style:family="paragraph" style:parent-style-name="Text_20_body">
      <style:paragraph-properties fo:text-align="justify" style:justify-single-word="false"/>
      <style:text-properties style:font-name="Verdana" officeooo:rsid="001f759f" officeooo:paragraph-rsid="00205858"/>
    </style:style>
    <style:style style:name="P14" style:family="paragraph" style:parent-style-name="Text_20_body">
      <style:paragraph-properties fo:text-align="justify" style:justify-single-word="false"/>
      <style:text-properties style:font-name="Verdana" officeooo:paragraph-rsid="00205858" fo:background-color="transparent"/>
    </style:style>
    <style:style style:name="P15" style:family="paragraph" style:parent-style-name="Text_20_body">
      <style:paragraph-properties fo:text-align="justify" style:justify-single-word="false"/>
      <style:text-properties style:font-name="Verdana" officeooo:rsid="00292525" officeooo:paragraph-rsid="00205858" fo:background-color="transparent"/>
    </style:style>
    <style:style style:name="P16" style:family="paragraph" style:parent-style-name="Text_20_body">
      <style:paragraph-properties fo:text-align="justify" style:justify-single-word="false"/>
      <style:text-properties style:font-name="Verdana" officeooo:rsid="001fc224" officeooo:paragraph-rsid="00205858"/>
    </style:style>
    <style:style style:name="P17" style:family="paragraph" style:parent-style-name="Text_20_body">
      <style:paragraph-properties fo:text-align="justify" style:justify-single-word="false"/>
      <style:text-properties style:font-name="Verdana" officeooo:rsid="00220773" officeooo:paragraph-rsid="00220773"/>
    </style:style>
    <style:style style:name="P18" style:family="paragraph" style:parent-style-name="Text_20_body">
      <style:paragraph-properties fo:text-align="justify" style:justify-single-word="false"/>
      <style:text-properties style:font-name="Verdana" officeooo:rsid="0028b3b2" officeooo:paragraph-rsid="0028b3b2"/>
    </style:style>
    <style:style style:name="P19" style:family="paragraph" style:parent-style-name="Text_20_body">
      <style:text-properties officeooo:paragraph-rsid="00274403"/>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fo:line-height="100%" fo:text-align="justify" style:justify-single-word="false"/>
      <style:text-properties style:font-name="Consolas1" fo:font-size="10.5pt" officeooo:rsid="001fc224" officeooo:paragraph-rsid="00205858" style:font-size-asian="10.5pt" style:font-size-complex="10.5pt"/>
    </style:style>
    <style:style style:name="P22" style:family="paragraph" style:parent-style-name="Text_20_body">
      <style:paragraph-properties fo:margin-top="0cm" fo:margin-bottom="0cm" style:contextual-spacing="false" fo:line-height="100%" fo:text-align="justify" style:justify-single-word="false"/>
      <style:text-properties style:font-name="Verdana" fo:font-size="11pt" fo:font-weight="normal" officeooo:paragraph-rsid="00220773" style:font-size-asian="11pt" style:font-weight-asian="normal" style:font-size-complex="11pt" style:font-weight-complex="normal"/>
    </style:style>
    <style:style style:name="P2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Consolas1" fo:font-size="10.5pt" officeooo:rsid="001fc224" officeooo:paragraph-rsid="00205858" style:font-size-asian="10.5pt" style:font-size-complex="10.5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line-height="100%" fo:text-align="justify" style:justify-single-word="false" fo:text-indent="0cm" style:auto-text-indent="false"/>
      <style:text-properties style:font-name="Verdana" officeooo:rsid="001fcae0" officeooo:paragraph-rsid="001fcae0"/>
    </style:style>
    <style:style style:name="P26" style:family="paragraph" style:parent-style-name="Text_20_body">
      <style:paragraph-properties fo:margin-left="0cm" fo:margin-right="0cm" fo:text-align="justify" style:justify-single-word="false" fo:text-indent="0cm" style:auto-text-indent="false"/>
      <style:text-properties style:font-name="Verdana" officeooo:rsid="001fcae0" officeooo:paragraph-rsid="001fcae0"/>
    </style:style>
    <style:style style:name="P27" style:family="paragraph" style:parent-style-name="Text_20_body">
      <style:paragraph-properties fo:margin-left="0cm" fo:margin-right="0cm" fo:line-height="100%" fo:text-align="justify" style:justify-single-word="false" fo:text-indent="0cm" style:auto-text-indent="false"/>
      <style:text-properties style:font-name="Verdana" fo:font-size="11pt" officeooo:rsid="001fcae0" officeooo:paragraph-rsid="001fcae0" style:font-size-asian="11pt" style:font-size-complex="11pt"/>
    </style:style>
    <style:style style:name="P28" style:family="paragraph" style:parent-style-name="Text_20_body">
      <style:paragraph-properties fo:margin-left="0cm" fo:margin-right="0cm" fo:text-indent="0cm" style:auto-text-indent="false"/>
      <style:text-properties style:font-name="Verdana" officeooo:paragraph-rsid="0029adfa"/>
    </style:style>
    <style:style style:name="P29" style:family="paragraph" style:parent-style-name="Text_20_body">
      <style:paragraph-properties fo:margin-left="0cm" fo:margin-right="0cm" fo:text-indent="0cm" style:auto-text-indent="false"/>
      <style:text-properties style:font-name="Verdana" officeooo:rsid="002a3b5f" officeooo:paragraph-rsid="002a3b5f"/>
    </style:style>
    <style:style style:name="P30" style:family="paragraph" style:parent-style-name="Text_20_body">
      <style:paragraph-properties fo:margin-left="0cm" fo:margin-right="0cm" fo:text-indent="0cm" style:auto-text-indent="false"/>
      <style:text-properties style:font-name="Verdana" officeooo:rsid="002a3b5f" officeooo:paragraph-rsid="002abc81"/>
    </style:style>
    <style:style style:name="P31" style:family="paragraph" style:parent-style-name="Text_20_body">
      <style:paragraph-properties fo:margin-left="0cm" fo:margin-right="0cm" fo:text-indent="0cm" style:auto-text-indent="false"/>
      <style:text-properties style:font-name="Verdana" officeooo:rsid="002d54b5" officeooo:paragraph-rsid="002d54b5"/>
    </style:style>
    <style:style style:name="P32" style:family="paragraph" style:parent-style-name="Text_20_body">
      <style:paragraph-properties fo:margin-left="2cm" fo:margin-right="0cm" fo:text-indent="0cm" style:auto-text-indent="false"/>
    </style:style>
    <style:style style:name="P33" style:family="paragraph" style:parent-style-name="Text_20_body">
      <style:paragraph-properties fo:margin-left="2cm" fo:margin-right="0cm" fo:text-align="justify" style:justify-single-word="false" fo:text-indent="0cm" style:auto-text-indent="false"/>
      <style:text-properties style:font-name="Verdana" officeooo:rsid="001fcae0" officeooo:paragraph-rsid="001fcae0"/>
    </style:style>
    <style:style style:name="P34" style:family="paragraph" style:parent-style-name="Text_20_body">
      <style:paragraph-properties fo:margin-left="2cm" fo:margin-right="0cm" fo:text-align="justify" style:justify-single-word="false" fo:text-indent="0cm" style:auto-text-indent="false"/>
      <style:text-properties style:font-name="Verdana" officeooo:paragraph-rsid="002529b9"/>
    </style:style>
    <style:style style:name="P35" style:family="paragraph" style:parent-style-name="Text_20_body">
      <style:paragraph-properties fo:margin-left="2cm" fo:margin-right="0cm" fo:text-indent="0cm" style:auto-text-indent="false"/>
      <style:text-properties style:font-name="Verdana" officeooo:paragraph-rsid="0029adfa"/>
    </style:style>
    <style:style style:name="P36" style:family="paragraph" style:parent-style-name="Text_20_body">
      <style:paragraph-properties fo:margin-left="2cm" fo:margin-right="0cm" fo:text-align="justify" style:justify-single-word="false" fo:text-indent="0cm" style:auto-text-indent="false"/>
      <style:text-properties officeooo:paragraph-rsid="002529b9"/>
    </style:style>
    <style:style style:name="P37"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use-window-font-color="true" loext:opacity="0%" style:font-name="Verdana" fo:background-color="transparent"/>
    </style:style>
    <style:style style:name="P38"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use-window-font-color="true" loext:opacity="0%" style:font-name="Verdana" fo:font-size="10.5pt" fo:background-color="transparent" style:font-size-asian="10.5pt" style:font-size-complex="10.5pt"/>
    </style:style>
    <style:style style:name="P39" style:family="paragraph" style:parent-style-name="Text_20_body">
      <style:paragraph-properties fo:margin-left="2cm" fo:margin-right="0cm" fo:margin-top="0cm" fo:margin-bottom="0cm" style:contextual-spacing="false" fo:text-indent="0cm" style:auto-text-indent="false"/>
      <style:text-properties fo:font-size="10.5pt" style:font-size-asian="10.5pt" style:font-size-complex="10.5pt"/>
    </style:style>
    <style:style style:name="P40" style:family="paragraph" style:parent-style-name="Standard">
      <style:paragraph-properties fo:margin-left="2cm" fo:margin-right="0cm" fo:text-indent="0cm" style:auto-text-indent="false"/>
      <style:text-properties style:use-window-font-color="true" loext:opacity="0%" fo:background-color="#e6e6e6"/>
    </style:style>
    <style:style style:name="P41" style:family="paragraph" style:parent-style-name="Standard">
      <style:paragraph-properties fo:margin-left="2cm" fo:margin-right="0cm" fo:text-indent="-0.635cm" style:auto-text-indent="false"/>
      <style:text-properties style:use-window-font-color="true" loext:opacity="0%" fo:background-color="#e6e6e6"/>
    </style:style>
    <style:style style:name="P42" style:family="paragraph" style:parent-style-name="Standard">
      <style:paragraph-properties fo:margin-left="2cm" fo:margin-right="0cm" fo:text-indent="0cm" style:auto-text-indent="false"/>
      <style:text-properties style:use-window-font-color="true" loext:opacity="0%" fo:background-color="#e6e6e6"/>
    </style:style>
    <style:style style:name="P43" style:family="paragraph" style:parent-style-name="Standard">
      <style:paragraph-properties fo:margin-left="2cm" fo:margin-right="0cm" fo:text-indent="0cm" style:auto-text-indent="false"/>
      <style:text-properties style:use-window-font-color="true" loext:opacity="0%" officeooo:rsid="0030f705" fo:background-color="#e6e6e6"/>
    </style:style>
    <style:style style:name="P44" style:family="paragraph" style:parent-style-name="Standard">
      <style:paragraph-properties fo:margin-left="0cm" fo:margin-right="0cm" fo:text-indent="0cm" style:auto-text-indent="false"/>
      <style:text-properties style:use-window-font-color="true" loext:opacity="0%" officeooo:rsid="0030f705" officeooo:paragraph-rsid="0030f705" fo:background-color="#ffffff"/>
    </style:style>
    <style:style style:name="P45" style:family="paragraph" style:parent-style-name="Heading_20_1">
      <style:paragraph-properties fo:text-align="justify" style:justify-single-word="false"/>
      <style:text-properties style:font-name="Verdana"/>
    </style:style>
    <style:style style:name="P46" style:family="paragraph" style:parent-style-name="Heading_20_1">
      <style:text-properties officeooo:rsid="002daf3b" officeooo:paragraph-rsid="002daf3b"/>
    </style:style>
    <style:style style:name="P47" style:family="paragraph" style:parent-style-name="Heading_20_1">
      <style:text-properties officeooo:rsid="00274403" officeooo:paragraph-rsid="00274403"/>
    </style:style>
    <style:style style:name="P48" style:family="paragraph" style:parent-style-name="Heading_20_1">
      <style:paragraph-properties fo:text-align="justify" style:justify-single-word="false" fo:break-before="page"/>
      <style:text-properties style:font-name="Verdana" officeooo:rsid="00205858" officeooo:paragraph-rsid="00205858"/>
    </style:style>
    <style:style style:name="P49" style:family="paragraph" style:parent-style-name="Heading_20_3">
      <style:paragraph-properties fo:text-align="justify" style:justify-single-word="false"/>
      <style:text-properties style:font-name="Verdana"/>
    </style:style>
    <style:style style:name="P50" style:family="paragraph" style:parent-style-name="Heading_20_3">
      <style:paragraph-properties fo:text-align="justify" style:justify-single-word="false"/>
      <style:text-properties style:font-name="Verdana" officeooo:paragraph-rsid="002529b9"/>
    </style:style>
    <style:style style:name="P51" style:family="paragraph" style:parent-style-name="Text_20_body" style:list-style-name="L1">
      <style:text-properties style:font-name="Verdana"/>
    </style:style>
    <style:style style:name="P52" style:family="paragraph" style:parent-style-name="Text_20_body" style:list-style-name="L2">
      <style:paragraph-properties fo:text-align="justify" style:justify-single-word="false"/>
      <style:text-properties style:font-name="Verdana" officeooo:paragraph-rsid="002529b9"/>
    </style:style>
    <style:style style:name="P53" style:family="paragraph" style:parent-style-name="Text_20_body" style:list-style-name="L3">
      <style:paragraph-properties fo:text-align="justify" style:justify-single-word="false"/>
      <style:text-properties style:font-name="Verdana" officeooo:paragraph-rsid="0027cde7"/>
    </style:style>
    <style:style style:name="P54" style:family="paragraph" style:parent-style-name="Text_20_body" style:list-style-name="L11">
      <style:paragraph-properties fo:text-align="justify" style:justify-single-word="false"/>
      <style:text-properties style:font-name="Verdana"/>
    </style:style>
    <style:style style:name="P55" style:family="paragraph" style:parent-style-name="Text_20_body" style:list-style-name="L4">
      <style:text-properties style:font-name="Verdana" officeooo:paragraph-rsid="0029adfa"/>
    </style:style>
    <style:style style:name="P56" style:family="paragraph" style:parent-style-name="Text_20_body" style:list-style-name="L5">
      <style:paragraph-properties fo:text-align="justify" style:justify-single-word="false"/>
      <style:text-properties style:font-name="Verdana" officeooo:rsid="0028b3b2" officeooo:paragraph-rsid="0028b3b2"/>
    </style:style>
    <style:style style:name="P57" style:family="paragraph" style:parent-style-name="Text_20_body" style:list-style-name="L6">
      <style:paragraph-properties fo:text-align="justify" style:justify-single-word="false"/>
      <style:text-properties style:font-name="Verdana" fo:font-weight="bold" officeooo:paragraph-rsid="00220773" style:font-weight-asian="bold" style:font-weight-complex="bold"/>
    </style:style>
    <style:style style:name="P58" style:family="paragraph" style:parent-style-name="Text_20_body" style:list-style-name="L9">
      <style:paragraph-properties fo:text-align="justify" style:justify-single-word="false"/>
      <style:text-properties style:font-name="Verdana" officeooo:rsid="002529b9" officeooo:paragraph-rsid="002529b9"/>
    </style:style>
    <style:style style:name="P59" style:family="paragraph" style:parent-style-name="Text_20_body" style:list-style-name="L10">
      <style:paragraph-properties fo:text-align="justify" style:justify-single-word="false"/>
      <style:text-properties style:font-name="Verdana" officeooo:rsid="002529b9" officeooo:paragraph-rsid="002529b9"/>
    </style:style>
    <style:style style:name="P60" style:family="paragraph" style:parent-style-name="Text_20_body" style:list-style-name="L12">
      <style:paragraph-properties fo:text-align="justify" style:justify-single-word="false"/>
      <style:text-properties style:font-name="Verdana" officeooo:rsid="001fcae0" officeooo:paragraph-rsid="001fcae0"/>
    </style:style>
    <style:style style:name="P61" style:family="paragraph" style:parent-style-name="Text_20_body" style:list-style-name="L13">
      <style:paragraph-properties fo:text-align="justify" style:justify-single-word="false"/>
      <style:text-properties style:font-name="Verdana" officeooo:rsid="001fcae0" officeooo:paragraph-rsid="001fcae0"/>
    </style:style>
    <style:style style:name="P62" style:family="paragraph" style:parent-style-name="Text_20_body" style:list-style-name="L5">
      <style:paragraph-properties fo:text-align="justify" style:justify-single-word="false"/>
      <style:text-properties officeooo:rsid="0028b3b2" officeooo:paragraph-rsid="0028b3b2"/>
    </style:style>
    <style:style style:name="P63" style:family="paragraph" style:parent-style-name="Text_20_body" style:list-style-name="L7"/>
    <style:style style:name="P64" style:family="paragraph" style:parent-style-name="Text_20_body" style:list-style-name="L8">
      <style:text-properties officeooo:rsid="002daf3b" officeooo:paragraph-rsid="002daf3b"/>
    </style:style>
    <style:style style:name="P65" style:family="paragraph" style:parent-style-name="Text_20_body" style:list-style-name="L8">
      <style:text-properties officeooo:rsid="002ef227" officeooo:paragraph-rsid="002ef227"/>
    </style:style>
    <style:style style:name="P66" style:family="paragraph" style:parent-style-name="Text_20_body" style:list-style-name="L14"/>
    <style:style style:name="T1" style:family="text">
      <style:text-properties officeooo:rsid="001fcae0"/>
    </style:style>
    <style:style style:name="T2" style:family="text">
      <style:text-properties officeooo:rsid="00205858"/>
    </style:style>
    <style:style style:name="T3" style:family="text">
      <style:text-properties fo:font-weight="bold" style:font-weight-asian="bold" style:font-weight-complex="bold"/>
    </style:style>
    <style:style style:name="T4" style:family="text">
      <style:text-properties officeooo:rsid="00292525"/>
    </style:style>
    <style:style style:name="T5" style:family="text">
      <style:text-properties officeooo:rsid="001fc224"/>
    </style:style>
    <style:style style:name="T6" style:family="text">
      <style:text-properties officeooo:rsid="0021c800"/>
    </style:style>
    <style:style style:name="T7" style:family="text">
      <style:text-properties officeooo:rsid="00229f1b"/>
    </style:style>
    <style:style style:name="T8" style:family="text">
      <style:text-properties officeooo:rsid="0025ccc5"/>
    </style:style>
    <style:style style:name="T9" style:family="text">
      <style:text-properties fo:font-size="12pt" officeooo:rsid="001e1316" style:font-size-asian="10.5pt" style:font-size-complex="12pt"/>
    </style:style>
    <style:style style:name="T10" style:family="text">
      <style:text-properties fo:font-size="12pt" fo:background-color="#cccccc" loext:char-shading-value="0" style:font-size-asian="12pt" style:font-size-complex="12pt"/>
    </style:style>
    <style:style style:name="T11" style:family="text">
      <style:text-properties officeooo:rsid="001f759f"/>
    </style:style>
    <style:style style:name="T12" style:family="text">
      <style:text-properties officeooo:rsid="0023fb5a"/>
    </style:style>
    <style:style style:name="T13" style:family="text">
      <style:text-properties style:font-name="Verdana"/>
    </style:style>
    <style:style style:name="T14" style:family="text">
      <style:text-properties style:font-name="Verdana" fo:font-size="12pt" fo:font-style="normal" style:font-style-asian="normal" style:font-size-complex="12pt" style:font-style-complex="normal"/>
    </style:style>
    <style:style style:name="T15" style:family="text">
      <style:text-properties style:font-name="Verdana" fo:font-size="12pt" fo:font-style="normal" officeooo:rsid="0025ccc5" style:font-style-asian="normal" style:font-size-complex="12pt" style:font-style-complex="normal"/>
    </style:style>
    <style:style style:name="T16" style:family="text">
      <style:text-properties style:font-name="Verdana" fo:font-size="12pt" fo:font-style="normal" officeooo:rsid="00205858" style:font-style-asian="normal" style:font-size-complex="12pt" style:font-style-complex="normal"/>
    </style:style>
    <style:style style:name="T17" style:family="text">
      <style:text-properties style:font-name="Verdana" fo:font-size="12pt" fo:font-style="normal" officeooo:rsid="00275d98" style:font-style-asian="normal" style:font-size-complex="12pt" style:font-style-complex="normal"/>
    </style:style>
    <style:style style:name="T18" style:family="text">
      <style:text-properties style:font-name="Verdana" fo:font-size="12pt" fo:font-style="normal" officeooo:rsid="0028cfac" style:font-style-asian="normal" style:font-size-complex="12pt" style:font-style-complex="normal"/>
    </style:style>
    <style:style style:name="T19" style:family="text">
      <style:text-properties style:font-name="Verdana"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3pt" officeooo:rsid="001fcae0" style:font-size-asian="13pt" style:font-size-complex="13pt"/>
    </style:style>
    <style:style style:name="T22" style:family="text">
      <style:text-properties fo:font-size="10.5pt" style:font-size-asian="10.5pt" style:font-size-complex="10.5pt"/>
    </style:style>
    <style:style style:name="T23" style:family="text">
      <style:text-properties officeooo:rsid="00274403"/>
    </style:style>
    <style:style style:name="T24" style:family="text">
      <style:text-properties officeooo:rsid="0029adfa"/>
    </style:style>
    <style:style style:name="T25" style:family="text">
      <style:text-properties officeooo:rsid="002acc16"/>
    </style:style>
    <style:style style:name="T26" style:family="text">
      <style:text-properties officeooo:rsid="002bcc0f"/>
    </style:style>
    <style:style style:name="T27" style:family="text">
      <style:text-properties officeooo:rsid="0032c2c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61_288785947" text:style-name="Index_20_Link" text:visited-style-name="Index_20_Link">Good references<text:tab/>2</text:a></text:p>
          <text:p text:style-name="P3"><text:a xlink:type="simple" xlink:href="#__RefHeading___Toc363_288785947" text:style-name="Index_20_Link" text:visited-style-name="Index_20_Link">React libraries<text:tab/>2</text:a></text:p>
          <text:p text:style-name="P1"><text:a xlink:type="simple" xlink:href="#__RefHeading___Toc365_288785947" text:style-name="Index_20_Link" text:visited-style-name="Index_20_Link">Technology used<text:tab/>2</text:a></text:p>
          <text:p text:style-name="P1"><text:a xlink:type="simple" xlink:href="#__RefHeading___Toc123_288785947" text:style-name="Index_20_Link" text:visited-style-name="Index_20_Link">Client side<text:tab/>2</text:a></text:p>
          <text:p text:style-name="P3"><text:a xlink:type="simple" xlink:href="#__RefHeading___Toc379_288785947" text:style-name="Index_20_Link" text:visited-style-name="Index_20_Link">Css<text:tab/>2</text:a></text:p>
          <text:p text:style-name="P3"><text:a xlink:type="simple" xlink:href="#__RefHeading___Toc381_288785947" text:style-name="Index_20_Link" text:visited-style-name="Index_20_Link">React client (trace-client)<text:tab/>2</text:a></text:p>
          <text:p text:style-name="P4"><text:a xlink:type="simple" xlink:href="#__RefHeading___Toc383_288785947" text:style-name="Index_20_Link" text:visited-style-name="Index_20_Link">Client side framework<text:tab/>2</text:a></text:p>
          <text:p text:style-name="P4"><text:a xlink:type="simple" xlink:href="#__RefHeading___Toc385_288785947" text:style-name="Index_20_Link" text:visited-style-name="Index_20_Link">Tips<text:tab/>3</text:a></text:p>
          <text:p text:style-name="P4"><text:a xlink:type="simple" xlink:href="#__RefHeading___Toc387_288785947" text:style-name="Index_20_Link" text:visited-style-name="Index_20_Link">Reducing the build size of React app<text:tab/>3</text:a></text:p>
          <text:p text:style-name="P4"><text:a xlink:type="simple" xlink:href="#__RefHeading___Toc389_288785947" text:style-name="Index_20_Link" text:visited-style-name="Index_20_Link">React basic important understanding<text:tab/>4</text:a></text:p>
          <text:p text:style-name="P3"><text:a xlink:type="simple" xlink:href="#__RefHeading___Toc391_288785947" text:style-name="Index_20_Link" text:visited-style-name="Index_20_Link">How to do auto login as 'd' in development environment<text:tab/>4</text:a></text:p>
          <text:p text:style-name="P3"><text:a xlink:type="simple" xlink:href="#__RefHeading___Toc393_288785947" text:style-name="Index_20_Link" text:visited-style-name="Index_20_Link">Auto logout after inactivity<text:tab/>4</text:a></text:p>
          <text:p text:style-name="P3"><text:a xlink:type="simple" xlink:href="#__RefHeading___Toc111_288785947" text:style-name="Index_20_Link" text:visited-style-name="Index_20_Link">React material-ui<text:tab/>4</text:a></text:p>
          <text:p text:style-name="P3"><text:a xlink:type="simple" xlink:href="#__RefHeading___Toc113_288785947" text:style-name="Index_20_Link" text:visited-style-name="Index_20_Link">PrimeReact (UI-Library)<text:tab/>8</text:a></text:p>
          <text:p text:style-name="P1"><text:a xlink:type="simple" xlink:href="#__RefHeading___Toc127_288785947" text:style-name="Index_20_Link" text:visited-style-name="Index_20_Link">Server side<text:tab/>8</text:a></text:p>
          <text:p text:style-name="P3"><text:a xlink:type="simple" xlink:href="#__RefHeading___Toc109_288785947" text:style-name="Index_20_Link" text:visited-style-name="Index_20_Link">Cloudjiffy cloud deployment<text:tab/>8</text:a></text:p>
          <text:p text:style-name="P3"><text:a xlink:type="simple" xlink:href="#__RefHeading___Toc369_288785947" text:style-name="Index_20_Link" text:visited-style-name="Index_20_Link">Deployment procedures at Cloudjiffy Docker container<text:tab/>10</text:a></text:p>
          <text:p text:style-name="P3"><text:a xlink:type="simple" xlink:href="#__RefHeading___Toc371_288785947" text:style-name="Index_20_Link" text:visited-style-name="Index_20_Link">Notes<text:tab/>10</text:a></text:p>
          <text:p text:style-name="P3"><text:a xlink:type="simple" xlink:href="#__RefHeading___Toc107_288785947" text:style-name="Index_20_Link" text:visited-style-name="Index_20_Link">Flask server (TraceServer)<text:tab/>11</text:a></text:p>
          <text:p text:style-name="P3"><text:a xlink:type="simple" xlink:href="#__RefHeading___Toc373_288785947" text:style-name="Index_20_Link" text:visited-style-name="Index_20_Link">Understanding of template_folder, static_url_path, static_folder<text:tab/>11</text:a></text:p>
          <text:p text:style-name="P3"><text:a xlink:type="simple" xlink:href="#__RefHeading___Toc375_288785947" text:style-name="Index_20_Link" text:visited-style-name="Index_20_Link">Virtual environment for Python<text:tab/>11</text:a></text:p>
          <text:p text:style-name="P3"><text:a xlink:type="simple" xlink:href="#__RefHeading___Toc395_288785947" text:style-name="Index_20_Link" text:visited-style-name="Index_20_Link">Tips<text:tab/>12</text:a></text:p>
          <text:p text:style-name="P1"><text:a xlink:type="simple" xlink:href="#__RefHeading___Toc397_288785947" text:style-name="Index_20_Link" text:visited-style-name="Index_20_Link">Python<text:tab/>12</text:a></text:p>
          <text:p text:style-name="P1"><text:a xlink:type="simple" xlink:href="#__RefHeading___Toc115_288785947" text:style-name="Index_20_Link" text:visited-style-name="Index_20_Link">PostgreSql<text:tab/>13</text:a></text:p>
          <text:p text:style-name="P3"><text:a xlink:type="simple" xlink:href="#__RefHeading___Toc399_288785947" text:style-name="Index_20_Link" text:visited-style-name="Index_20_Link">Using recursive CTE queries in PostGreSQL<text:tab/>13</text:a></text:p>
          <text:p text:style-name="P1"><text:a xlink:type="simple" xlink:href="#__RefHeading___Toc401_288785947" text:style-name="Index_20_Link" text:visited-style-name="Index_20_Link">PgAdmin<text:tab/>13</text:a></text:p>
          <text:p text:style-name="P3"><text:a xlink:type="simple" xlink:href="#__RefHeading___Toc403_288785947" text:style-name="Index_20_Link" text:visited-style-name="Index_20_Link">Switching to another schema say demounit1<text:tab/>13</text:a></text:p>
          <text:p text:style-name="P3"><text:a xlink:type="simple" xlink:href="#__RefHeading___Toc405_288785947" text:style-name="Index_20_Link" text:visited-style-name="Index_20_Link">Taking a dump of existing uptodate database and provision it to TraceServer<text:tab/>13</text:a></text:p>
          <text:p text:style-name="P3"><text:a xlink:type="simple" xlink:href="#__RefHeading___Toc407_288785947" text:style-name="Index_20_Link" text:visited-style-name="Index_20_Link">How to take a dump of database schema and data together through pg_dump<text:tab/>14</text:a></text:p>
          <text:p text:style-name="P3"><text:a xlink:type="simple" xlink:href="#__RefHeading___Toc409_288785947" text:style-name="Index_20_Link" text:visited-style-name="Index_20_Link">Calling a stored procedure<text:tab/>14</text:a></text:p>
          <text:p text:style-name="P3"><text:a xlink:type="simple" xlink:href="#__RefHeading___Toc411_288785947" text:style-name="Index_20_Link" text:visited-style-name="Index_20_Link">To delete a database trace, oper query of another db and do this:<text:tab/>14</text:a></text:p>
          <text:p text:style-name="P3"><text:a xlink:type="simple" xlink:href="#__RefHeading___Toc413_288785947" text:style-name="Index_20_Link" text:visited-style-name="Index_20_Link">How to upgrade a database to next major version, say from postgresql 11.3 to 12.3 as source and target respectively<text:tab/>14</text:a></text:p>
          <text:p text:style-name="P3"><text:a xlink:type="simple" xlink:href="#__RefHeading___Toc415_288785947" text:style-name="Index_20_Link" text:visited-style-name="Index_20_Link">How I ran pg_dump at cloudjiffy for doing backup and then later restore<text:tab/>14</text:a></text:p>
          <text:p text:style-name="P3"><text:a xlink:type="simple" xlink:href="#__RefHeading___Toc417_288785947" text:style-name="Index_20_Link" text:visited-style-name="Index_20_Link">Creating and deleting business unit or schema<text:tab/>15</text:a></text:p>
          <text:p text:style-name="P1"><text:a xlink:type="simple" xlink:href="#__RefHeading___Toc117_288785947" text:style-name="Index_20_Link" text:visited-style-name="Index_20_Link">Psycopg2 (PostgreSql library to connect PostgreSql from flask)<text:tab/>15</text:a></text:p>
          <text:p text:style-name="P1"><text:a xlink:type="simple" xlink:href="#__RefHeading___Toc377_288785947" text:style-name="Index_20_Link" text:visited-style-name="Index_20_Link">GraphQL<text:tab/>16</text:a></text:p>
          <text:p text:style-name="P3"><text:a xlink:type="simple" xlink:href="#__RefHeading___Toc419_288785947" text:style-name="Index_20_Link" text:visited-style-name="Index_20_Link">client side graphql tips<text:tab/>18</text:a></text:p>
          <text:p text:style-name="P1"><text:a xlink:type="simple" xlink:href="#__RefHeading___Toc421_288785947" text:style-name="Index_20_Link" text:visited-style-name="Index_20_Link">Yeoman generator<text:tab/>18</text:a></text:p>
          <text:p text:style-name="P1"><text:a xlink:type="simple" xlink:href="#__RefHeading___Toc423_288785947" text:style-name="Index_20_Link" text:visited-style-name="Index_20_Link">Data formats<text:tab/>18</text:a></text:p>
          <text:p text:style-name="P1"><text:a xlink:type="simple" xlink:href="#__RefHeading___Toc425_288785947" text:style-name="Index_20_Link" text:visited-style-name="Index_20_Link">Trace<text:tab/>19</text:a></text:p>
          <text:p text:style-name="P1"><text:a xlink:type="simple" xlink:href="#__RefHeading___Toc427_288785947" text:style-name="Index_20_Link" text:visited-style-name="Index_20_Link">Postman<text:tab/>19</text:a></text:p>
        </text:index-body>
      </text:table-of-content>
      <text:p text:style-name="P5"/>
      <text:h text:style-name="P48" text:outline-level="1"><text:bookmark-start text:name="__RefHeading___Toc361_288785947"/>Good references<text:bookmark-end text:name="__RefHeading___Toc361_288785947"/></text:h>
      <text:h text:style-name="P49" text:outline-level="3"><text:bookmark-start text:name="__RefHeading___Toc363_288785947"/>React libraries<text:bookmark-end text:name="__RefHeading___Toc363_288785947"/></text:h>
      <text:p text:style-name="P8">1. react-load-spinner</text:p>
      <text:p text:style-name="P8">2. react-animated-burgers for animated menus</text:p>
      <text:p text:style-name="P8">3. react-responsive-carousel</text:p>
      <text:p text:style-name="P8">4. react-markdown</text:p>
      <text:p text:style-name="P8">5. statelake: a good state maintenance library</text:p>
      <text:h text:style-name="P45" text:outline-level="1"><text:bookmark-start text:name="__RefHeading___Toc365_288785947"/>Technology used<text:bookmark-end text:name="__RefHeading___Toc365_288785947"/></text:h>
      <text:p text:style-name="P8">React, GraphQL, Flask, Graphene, Python, postgreSql</text:p>
      <text:h text:style-name="P45" text:outline-level="1"/>
      <text:h text:style-name="P45" text:outline-level="1"><text:bookmark-start text:name="__RefHeading___Toc123_288785947"/>Client side<text:bookmark-end text:name="__RefHeading___Toc123_288785947"/></text:h>
      <text:h text:style-name="Heading_20_3" text:outline-level="3"><text:bookmark-start text:name="__RefHeading___Toc379_288785947"/>Css<text:bookmark-end text:name="__RefHeading___Toc379_288785947"/></text:h>
      <text:list xml:id="list2120073677" text:style-name="L1">
        <text:list-item>
          <text:p text:style-name="P51">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51">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50" text:outline-level="3"><text:bookmark-start text:name="__RefHeading___Toc381_288785947"/>React client (trace-client)<text:bookmark-end text:name="__RefHeading___Toc381_288785947"/></text:h>
      <text:h text:style-name="Heading_20_4" text:outline-level="4"><text:bookmark-start text:name="__RefHeading___Toc383_288785947"/>Client side framework<text:bookmark-end text:name="__RefHeading___Toc383_288785947"/></text:h>
      <text:list xml:id="list1685200576" text:style-name="L2">
        <text:list-item>
          <text:p text:style-name="P52">Ibuki messaging is extensively used through rxjs reactive library.</text:p>
        </text:list-item>
        <text:list-item>
          <text:p text:style-name="P52">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 </text:p>
        </text:list-item>
      </text:list>
      <text:p text:style-name="P10"><text:tab/>1. In trace-left component graphql query is executed with await. </text:p>
      <text:p text:style-name="P34"><text:tab/>2. After the query results are available, the same is done hotEmit (from ebuki). Since emit is performed before filterOn, hence hot is used. Ibuki message is 'DATACACHE-SUCCESSFULLY-LOADED'.</text:p>
      <text:p text:style-name="P36"><text:span text:style-name="T13"><text:tab/>3. Remember that in JavaScript when you import a file in different components, the file is only loaded once. So this mechanism can be used to </text:span><text:soft-page-break/><text:span text:style-name="T13">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span></text:p>
      <text:p text:style-name="P34"><text:tab/>4. The json form template file uses the 'methodName': 'dataCache', args:['arg1', 'arg2' ...]. The dataCache is merely a method in the custom-methods file, and nothing more than that.</text:p>
      <text:list xml:id="list3456753595" text:style-name="L3">
        <text:list-item>
          <text:p text:style-name="P53">For number formatting and input of numbers a library react-number-format is used. It is used in the Money control in html-core.tsx. </text:p>
        </text:list-item>
        <text:list-item>
          <text:p text:style-name="P53">For searchable drop down a library react-select is used.</text:p>
        </text:list-item>
      </text:list>
      <text:h text:style-name="Heading_20_4" text:outline-level="4"><text:bookmark-start text:name="__RefHeading___Toc385_288785947"/>Tips<text:bookmark-end text:name="__RefHeading___Toc385_288785947"/></text:h>
      <text:p text:style-name="P34">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34"/>
      <text:p text:style-name="P34">* In React always name a component with first letter capital as 'MyComponent' and not 'myComponent'</text:p>
      <text:p text:style-name="P34">* In new versions of React the hooks name start with 'use' and Rool of Hooks is followed</text:p>
      <text:p text:style-name="P34">*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34">* By default if you use the same graphql client, it will cache the data and will not even fetch data from server after first call. To avoid that either use cache false policy or create a new client for each fetch.</text:p>
      <text:p text:style-name="P34">* Important note about &lt;input type = 'date'&gt; control: It always internally stores data in iso date ('YYYY-MM-DD') format, but displays the data in browser's locale format. So when you use it in React do this, otherwise it won't work properly:</text:p>
      <text:p text:style-name="P34">See meta.current.thisDate is in format 'YYYY-MM-DD'</text:p>
      <text:p text:style-name="P34">```</text:p>
      <text:p text:style-name="P34">const meta: any = useRef({</text:p>
      <text:p text:style-name="P34"><text:s text:c="4"/>thisDate: moment().format('YYYY-MM-DD')</text:p>
      <text:p text:style-name="P34">})</text:p>
      <text:p text:style-name="P34"/>
      <text:p text:style-name="P34">return &lt;TextField</text:p>
      <text:p text:style-name="P34"><text:s text:c="6"/>type='date'</text:p>
      <text:p text:style-name="P34"><text:s text:c="6"/>onChange={e =&gt; {</text:p>
      <text:p text:style-name="P34"><text:s text:c="8"/>meta.current.thisDate = e.target.value</text:p>
      <text:p text:style-name="P34"><text:s text:c="8"/>setRefresh({})</text:p>
      <text:p text:style-name="P34"><text:s text:c="6"/>}}</text:p>
      <text:p text:style-name="P34"><text:s text:c="6"/>value={meta.current.thisDate}&gt;</text:p>
      <text:p text:style-name="P34"><text:soft-page-break/><text:s text:c="4"/>&lt;/TextField&gt;</text:p>
      <text:p text:style-name="P34">```</text:p>
      <text:h text:style-name="Heading_20_4" text:outline-level="4" text:is-list-header="true"><text:bookmark-start text:name="__RefHeading___Toc387_288785947"/>Reducing the build size of React app<text:bookmark-end text:name="__RefHeading___Toc387_288785947"/></text:h>
      <text:list xml:id="list4018888582" text:style-name="L4">
        <text:list-item>
          <text:p text:style-name="P55">in package.json file use <text:span text:style-name="T24">in scripts tag:</text:span></text:p>
        </text:list-item>
      </text:list>
      <text:p text:style-name="P35"><text:s/>"build": "set \"GENERATE_SOURCEMAP=false\" &amp;&amp; react-scripts build"</text:p>
      <text:p text:style-name="P35">This removed the map files</text:p>
      <text:list xml:id="list142011193105023" text:continue-numbering="true" text:style-name="L4">
        <text:list-item>
          <text:p text:style-name="P55">gzipping. <text:span text:style-name="T24">In scripts tag:</text:span></text:p>
        </text:list-item>
      </text:list>
      <text:p text:style-name="P35">"postbuild": "gzip build/static/js/*.js &amp;&amp; gzip build/static/css/*.css"</text:p>
      <text:p text:style-name="P28"/>
      <text:p text:style-name="P30"><text:span text:style-name="T25">Building by “yarn build” and w</text:span>ith GENERATE_SOURCEMAP = true I saw the build size was 26MB which reduced to 9MB when GENERATE_SOURCEMAP = false. <text:span text:style-name="T26">The gzip further reduced it to 2.78MB.</text:span></text:p>
      <text:p text:style-name="P30"/>
      <text:p text:style-name="P31">But I could not configure gzip in apache server hence could not use gzip</text:p>
      <text:p text:style-name="P29"/>
      <text:p text:style-name="P29"/>
      <text:h text:style-name="Heading_20_4" text:outline-level="4"><text:bookmark-start text:name="__RefHeading___Toc389_288785947"/>React basic important understanding<text:bookmark-end text:name="__RefHeading___Toc389_288785947"/></text:h>
      <text:p text:style-name="P8">1. Every react functional component renders twice if you make use of useRef or useState. To change this behavior remove React.strictMode from index.tsx</text:p>
      <text:p text:style-name="P8">2. A parent React component can have a child component say &lt;ComponentA&gt; in two ways:</text:p>
      <text:p text:style-name="P8"><text:s text:c="2"/>a) Render in parent as return (&lt;ComponentA someProp={value}&gt;&lt;/ComponentA&gt;) . In this way if child component is refreshed then parent component is not refreshed</text:p>
      <text:p text:style-name="P8"><text:s text:c="2"/>b) Render in parent as return ( {ComponentA(value)}). In this way if child component is refreshed then parent component is also refreshed.</text:p>
      <text:p text:style-name="P8">React Component load event lifecycles</text:p>
      <text:p text:style-name="P8">* Hook is just a React component with no markup. It is a React component without any visual interface.</text:p>
      <text:p text:style-name="P8">* Comp1 has Comp2 has Comp3 has hookA</text:p>
      <text:p text:style-name="P8">* Lifecycle is:</text:p>
      <text:p text:style-name="P8"><text:s text:c="2"/>Body Comp1, Body Comp2, Body Comp3, Body hookA</text:p>
      <text:p text:style-name="P8"><text:s text:c="2"/>LayoutEffect hookA, LayoutEffect Comp3, LayoutEffect Comp2, LayoutEffect Comp1</text:p>
      <text:p text:style-name="P8"><text:s text:c="2"/>useEffect hookA, useEffect Comp3, useEffect Comp2, useEffect Comp1</text:p>
      <text:p text:style-name="P8"/>
      <text:p text:style-name="P8"><text:s text:c="2"/>So in brief sequence is parent body, child body, child layouteffect, parent layouteffect, child useEffect, parentuseEffect</text:p>
      <text:p text:style-name="P8">* When child is refreshed then parent is not refreshed</text:p>
      <text:p text:style-name="P8">* When parent is refreshed then child is refreshed with sequence parent body, child body, child layout, parent layout, child effect, parent effect</text:p>
      <text:p text:style-name="P8">* When a hook is refreshed then its parent which hosted the hook, is also refreshed</text:p>
      <text:p text:style-name="P8">* you can have useLayoutEffect and useEffect multiple times in a component</text:p>
      <text:p text:style-name="P8">* useLayoutEffect is syncronous and is run before useEffect</text:p>
      <text:p text:style-name="P8"/>
      <text:h text:style-name="Heading_20_3" text:outline-level="3"><text:bookmark-start text:name="__RefHeading___Toc391_288785947"/>How to do auto login as 'd' in development environment<text:bookmark-end text:name="__RefHeading___Toc391_288785947"/></text:h>
      <text:p text:style-name="P8">In trace-header.ts &gt; useEffects &gt; enable the line having 'shortCircuit'. To undo autologin comment out 'shortCircuit' line</text:p>
      <text:p text:style-name="P8"/>
      <text:h text:style-name="Heading_20_3" text:outline-level="3"><text:bookmark-start text:name="__RefHeading___Toc393_288785947"/><text:soft-page-break/>Auto logout after inactivity<text:bookmark-end text:name="__RefHeading___Toc393_288785947"/></text:h>
      <text:p text:style-name="P8">Implemented by using react-idle-timer library in trace-header</text:p>
      <text:h text:style-name="P49" text:outline-level="3"><text:bookmark-start text:name="__RefHeading___Toc111_288785947"/>React material-ui<text:bookmark-end text:name="__RefHeading___Toc111_288785947"/></text:h>
      <text:p text:style-name="P8">It is good to use Roboto fonts, material meta tag and CssBaseLine</text:p>
      <text:p text:style-name="P8"/>
      <text:p text:style-name="P8">* To create true modal dialog, means dialog is not closed when clicked outside. &lt;Dialog disableBackdropClick = {true}</text:p>
      <text:p text:style-name="P8"/>
      <text:p text:style-name="P8">** <text:s/>In public / index.html, include following in &lt;head&gt; tag:</text:p>
      <text:p text:style-name="P8"><text:s text:c="4"/>&lt;meta</text:p>
      <text:p text:style-name="P8"><text:s text:c="6"/>name="viewport"</text:p>
      <text:p text:style-name="P8"><text:s text:c="6"/>content="minimum-scale=1, initial-scale=1, width=device-width, shrink-to-fit=no"</text:p>
      <text:p text:style-name="P8"><text:s text:c="4"/>/&gt;</text:p>
      <text:p text:style-name="P8"><text:s text:c="4"/>&lt;link rel="stylesheet" href="https://fonts.googleapis.com/css?family=Roboto:300,400,500,700&amp;display=swap" /&gt;</text:p>
      <text:p text:style-name="P8"><text:s text:c="4"/>&lt;link rel="stylesheet" href="https://fonts.googleapis.com/icon?family=Material+Icons" /&gt;</text:p>
      <text:p text:style-name="P8"/>
      <text:p text:style-name="P8">** To include CssBaseLine I added &lt;CssBaseline /&gt; in AppMain component which is the topmost component</text:p>
      <text:p text:style-name="P8">* Use Typography for any type of text wherever possible. Use Paper, Container or Box as div.</text:p>
      <text:p text:style-name="P8">* Use module clsx to apply multiple classes to an element</text:p>
      <text:p text:style-name="P8"/>
      <text:p text:style-name="P8">* When you want to change style of all input in a page using material component TextField</text:p>
      <text:p text:style-name="P8">const useStyles = makeStyles((theme) =&gt; ({</text:p>
      <text:p text:style-name="P8"><text:s text:c="4"/>root: {</text:p>
      <text:p text:style-name="P8"><text:s text:c="8"/>'&amp; .MuiInputBase-root': {</text:p>
      <text:p text:style-name="P8"><text:s text:c="12"/>fontSize: '30px',</text:p>
      <text:p text:style-name="P8"><text:s text:c="12"/>color: 'red'</text:p>
      <text:p text:style-name="P8"><text:s text:c="8"/>}</text:p>
      <text:p text:style-name="P8"><text:s text:c="4"/>},</text:p>
      <text:p text:style-name="P8">}))</text:p>
      <text:p text:style-name="P8">&lt;form className={classes.root} noValidate autoComplete="off"&gt;</text:p>
      <text:p text:style-name="P8"><text:s text:c="2"/>...</text:p>
      <text:p text:style-name="P8"><text:s text:c="2"/>use &lt;TextField&gt; here</text:p>
      <text:p text:style-name="P8">This way all the TextField will have color = red and fontSize = 30px. I got MuiInputBase-root from Chrome Elements tab</text:p>
      <text:p text:style-name="P8"/>
      <text:p text:style-name="P8">* To select all children use '&amp; &gt; * '</text:p>
      <text:p text:style-name="P8"/>
      <text:p text:style-name="P8">*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8"><text:s text:c="2"/>a) import { makeStyles, useTheme, Theme, createStyles } from <text:soft-page-break/>'@material-ui/core/styles'</text:p>
      <text:p text:style-name="P8"><text:s text:c="2"/>b) In function component at the begining:</text:p>
      <text:p text:style-name="P8"><text:s text:c="6"/>const theme = useTheme()</text:p>
      <text:p text:style-name="P8"><text:s text:c="6"/>const classes = useStyles()</text:p>
      <text:p text:style-name="P8"><text:s text:c="2"/>c) After the export statement of function component</text:p>
      <text:p text:style-name="P8"><text:s text:c="12"/>```</text:p>
      <text:p text:style-name="P8"><text:s text:c="12"/>const useStyles: any = makeStyles((theme: Theme) =&gt;</text:p>
      <text:p text:style-name="P8"><text:s text:c="12"/>createStyles({</text:p>
      <text:p text:style-name="P8"><text:s text:c="16"/>menuButton: {</text:p>
      <text:p text:style-name="P8"><text:s text:c="20"/>marginRight: theme.spacing(2),</text:p>
      <text:p text:style-name="P8"><text:s text:c="16"/>},</text:p>
      <text:p text:style-name="P8"><text:s text:c="16"/>hide: {</text:p>
      <text:p text:style-name="P8"><text:s text:c="20"/>display: 'none',</text:p>
      <text:p text:style-name="P8"><text:s text:c="16"/>},</text:p>
      <text:p text:style-name="P8"><text:s text:c="16"/>appBarButton: {</text:p>
      <text:p text:style-name="P8"><text:s text:c="20"/>minHeight: 'inherit'</text:p>
      <text:p text:style-name="P8"><text:s text:c="20"/>, border: '1px solid transparent'</text:p>
      <text:p text:style-name="P8"><text:s text:c="20"/>, "&amp;:hover": { border: `1px solid ${theme.palette.background.default}` }</text:p>
      <text:p text:style-name="P8"><text:s text:c="20"/>, textTransform:'capitalize' // First letter to be capital. By default material makes all button text as uppercase</text:p>
      <text:p text:style-name="P8"><text:s text:c="16"/>}</text:p>
      <text:p text:style-name="P8"><text:s text:c="14"/>})</text:p>
      <text:p text:style-name="P8"><text:s text:c="12"/>)</text:p>
      <text:p text:style-name="P8"><text:s text:c="8"/>```</text:p>
      <text:p text:style-name="P8"><text:s text:c="4"/>d) Now function component you can use the menuButton, hide and appBarButton as className</text:p>
      <text:p text:style-name="P8"><text:s text:c="6"/>```</text:p>
      <text:p text:style-name="P8"><text:s text:c="8"/>&lt;Button</text:p>
      <text:p text:style-name="P8"><text:s text:c="12"/>size='large'</text:p>
      <text:p text:style-name="P8"><text:s text:c="12"/>variant="outlined"</text:p>
      <text:p text:style-name="P8"><text:s text:c="12"/>color='inherit'</text:p>
      <text:p text:style-name="P8"><text:s text:c="12"/>className={classes.appBarButton} <text:s/>&lt;--- see the use</text:p>
      <text:p text:style-name="P8"><text:s text:c="12"/>endIcon={&lt;ArrowDropDown&gt;&lt;/ArrowDropDown&gt;}</text:p>
      <text:p text:style-name="P8"><text:s text:c="12"/>onClick=</text:p>
      <text:p text:style-name="P8"><text:s text:c="6"/>```</text:p>
      <text:p text:style-name="P8">*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8">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8">a) Just create a new css class say 'myRoot' inside the 'createStyles' as shown above by making use of makeStyles, createStyles, useStyles and so on.</text:p>
      <text:p text:style-name="P8">b) In the documentation of Button api you can see the rules such as root, label, text, textPrimary and so on. You can customize any of these rules by using 'classes' attribute which is an object. See how:</text:p>
      <text:p text:style-name="P8"><text:s text:c="2"/>1) Suppose I already created 'myRoot' class following the above procedure.</text:p>
      <text:p text:style-name="P8"><text:soft-page-break/><text:s text:c="8"/>```</text:p>
      <text:p text:style-name="P8"><text:s text:c="8"/>createStyles({</text:p>
      <text:p text:style-name="P8"><text:s text:c="8"/>myRoot: {</text:p>
      <text:p text:style-name="P8"><text:s text:c="12"/>backgroundColor: 'teal'</text:p>
      <text:p text:style-name="P8"><text:s text:c="12"/>, textTransform:'capitalize'</text:p>
      <text:p text:style-name="P8"><text:s text:c="8"/>},</text:p>
      <text:p text:style-name="P8"><text:s text:c="8"/>```</text:p>
      <text:p text:style-name="P8"><text:s text:c="2"/>2) This is how to use 'classes' attribute of Button</text:p>
      <text:p text:style-name="P8"><text:s text:c="2"/>```</text:p>
      <text:p text:style-name="P8"><text:s text:c="8"/>&lt;Button size='large' variant="outlined" color="inherit"</text:p>
      <text:p text:style-name="P8"><text:s text:c="12"/>className={classes.appbarButton}</text:p>
      <text:p text:style-name="P8"><text:s text:c="12"/>classes = {{</text:p>
      <text:p text:style-name="P8"><text:s text:c="16"/>root: classes.myRoot &lt;--- See how I have injected the myRoot class in the root element of Button component</text:p>
      <text:p text:style-name="P8"><text:s text:c="16"/>}</text:p>
      <text:p text:style-name="P8"><text:s text:c="12"/>}&gt;</text:p>
      <text:p text:style-name="P8"><text:s text:c="12"/>Button 1</text:p>
      <text:p text:style-name="P8"><text:s text:c="8"/>&lt;/Button&gt;</text:p>
      <text:p text:style-name="P8"><text:s text:c="2"/>```</text:p>
      <text:p text:style-name="P8"/>
      <text:p text:style-name="P8">* By default all buttons of material have uppercase. To make it first letter only uppercase use textTransform: 'none' in the class or style</text:p>
      <text:p text:style-name="P8"/>
      <text:p text:style-name="P8">* A tricky case for making close button in dialogbox at top right corner</text:p>
      <text:p text:style-name="P8">```</text:p>
      <text:p text:style-name="P8">&lt;Dialog</text:p>
      <text:p text:style-name="P8"><text:s text:c="6"/>open={meta.current.showDialog}</text:p>
      <text:p text:style-name="P8"><text:s text:c="6"/>maxWidth='sm'</text:p>
      <text:p text:style-name="P8"><text:s text:c="6"/>onClose={() =&gt; {</text:p>
      <text:p text:style-name="P8"><text:s text:c="10"/>closeDialog()</text:p>
      <text:p text:style-name="P8"><text:s text:c="6"/>}}&gt;</text:p>
      <text:p text:style-name="P8"><text:s text:c="6"/>&lt;DialogTitle disableTypography id="simple-dialog-title" <text:s/>&lt;--- disableTypography does the trick. Check the dialogTitle class</text:p>
      <text:p text:style-name="P8"><text:s text:c="10"/>className={classes.dialogTitle}&gt;</text:p>
      <text:p text:style-name="P8"><text:s text:c="10"/>&lt;h2&gt;</text:p>
      <text:p text:style-name="P8"><text:s text:c="14"/>{meta.current.dialogConfig.title}</text:p>
      <text:p text:style-name="P8"><text:s text:c="10"/>&lt;/h2&gt;</text:p>
      <text:p text:style-name="P8"><text:s text:c="10"/>&lt;IconButton size='small' color="default"</text:p>
      <text:p text:style-name="P8"><text:s text:c="14"/>onClick={closeDialog} aria-label="close"&gt;</text:p>
      <text:p text:style-name="P8"><text:s text:c="14"/>&lt;CloseIcon /&gt;</text:p>
      <text:p text:style-name="P8"><text:s text:c="10"/>&lt;/IconButton&gt;</text:p>
      <text:p text:style-name="P8"><text:s text:c="6"/>&lt;/DialogTitle&gt;</text:p>
      <text:p text:style-name="P8"><text:s text:c="6"/>&lt;DialogContent&gt;</text:p>
      <text:p text:style-name="P8"><text:s text:c="10"/>&lt;Comp&gt;&lt;/Comp&gt;</text:p>
      <text:p text:style-name="P8"><text:s text:c="6"/>&lt;/DialogContent&gt;</text:p>
      <text:p text:style-name="P8"><text:s text:c="6"/>&lt;DialogActions&gt;</text:p>
      <text:p text:style-name="P8"><text:s text:c="10"/>&lt;TraceSubmitButton</text:p>
      <text:p text:style-name="P8"><text:s text:c="14"/>onClick={() =&gt; {</text:p>
      <text:p text:style-name="P8"><text:s text:c="18"/>submitDialog()</text:p>
      <text:p text:style-name="P8"><text:soft-page-break/><text:s text:c="14"/>}}&gt;&lt;/TraceSubmitButton&gt;</text:p>
      <text:p text:style-name="P8"><text:s text:c="10"/>&lt;TraceCancelButton</text:p>
      <text:p text:style-name="P8"><text:s text:c="14"/>onClick={</text:p>
      <text:p text:style-name="P8"><text:s text:c="18"/>() =&gt; {</text:p>
      <text:p text:style-name="P8"><text:s text:c="22"/>closeDialog()</text:p>
      <text:p text:style-name="P8"><text:s text:c="18"/>}}&gt;&lt;/TraceCancelButton&gt;</text:p>
      <text:p text:style-name="P8"/>
      <text:p text:style-name="P8"><text:s text:c="6"/>&lt;/DialogActions&gt;</text:p>
      <text:p text:style-name="P8">&lt;/Dialog&gt;</text:p>
      <text:p text:style-name="P8">```</text:p>
      <text:p text:style-name="P8">```</text:p>
      <text:p text:style-name="P8">...</text:p>
      <text:p text:style-name="P8">dialogTitle: {</text:p>
      <text:p text:style-name="P8"><text:s text:c="4"/>display: 'flex'</text:p>
      <text:p text:style-name="P8"><text:s text:c="4"/>, justifyContent: 'space-between'</text:p>
      <text:p text:style-name="P8"><text:s text:c="4"/>, alignItems: 'center'</text:p>
      <text:p text:style-name="P8">}</text:p>
      <text:p text:style-name="P8">...</text:p>
      <text:p text:style-name="P8">```</text:p>
      <text:p text:style-name="P8"/>
      <text:p text:style-name="P8">* material-table is good datatable for material react UI. You need to set the 'icons' property, otherwise basic icons will not be visible</text:p>
      <text:p text:style-name="P8">* A very tricky case of TextField of material UI. TextField is a set of many controls. If you want to customize the &lt;input&gt; control inside TextField you must use inputProps attribute. This is how I changed color to red and increased the width:</text:p>
      <text:p text:style-name="P8">```</text:p>
      <text:p text:style-name="P8">&lt;TextField</text:p>
      <text:p text:style-name="P8"><text:s text:c="2"/>className= {classes.textField}</text:p>
      <text:p text:style-name="P8"><text:s text:c="2"/>inputProps={{</text:p>
      <text:p text:style-name="P8"><text:s text:c="4"/>style: {</text:p>
      <text:p text:style-name="P8"><text:s text:c="6"/>color: 'red',</text:p>
      <text:p text:style-name="P8"><text:s text:c="6"/>width: '10rem'</text:p>
      <text:p text:style-name="P8"><text:s text:c="4"/>}</text:p>
      <text:p text:style-name="P8"><text:s text:c="2"/>}}</text:p>
      <text:p text:style-name="P8"><text:s text:c="2"/>type='date'</text:p>
      <text:p text:style-name="P8"><text:s text:c="2"/>onChange={e =&gt; {</text:p>
      <text:p text:style-name="P8"><text:s text:c="4"/>setField(parent, item.name, e.target.value)</text:p>
      <text:p text:style-name="P8"><text:s text:c="4"/>setRefresh({})</text:p>
      <text:p text:style-name="P8"><text:s text:c="2"/>}}</text:p>
      <text:p text:style-name="P8"><text:s text:c="2"/>value = {getField(parent, item.name) || ''}</text:p>
      <text:p text:style-name="P8"><text:s text:c="2"/>&gt;</text:p>
      <text:p text:style-name="P8">&lt;/TextField&gt;</text:p>
      <text:p text:style-name="P8">```</text:p>
      <text:p text:style-name="P8">See how I provided a blank value for the value field. This is important to stop the warning of uncontrolled React component. For every controlled React component an initial value is important.</text:p>
      <text:p text:style-name="P8">*** Universal loading indicator. trace-loading-indicator is universal loading indicator which can be activated from any part of software. It uses material "Backdrop" control.</text:p>
      <text:h text:style-name="P49" text:outline-level="3"><text:bookmark-start text:name="__RefHeading___Toc113_288785947"/><text:soft-page-break/>PrimeReact (UI-Library)<text:bookmark-end text:name="__RefHeading___Toc113_288785947"/></text:h>
      <text:list xml:id="list158951753" text:style-name="L5">
        <text:list-item>
          <text:p text:style-name="P56">Datatable row highlight: Sample code</text:p>
        </text:list-item>
      </text:list>
      <text:p text:style-name="Standard"/>
      <text:p text:style-name="Standard"><text:tab/><text:span text:style-name="T10">&lt;DataTable</text:span></text:p>
      <text:p text:style-name="P7"><text:s text:c="4"/><text:tab/><text:tab/>className={className}</text:p>
      <text:p text:style-name="P7"><text:s text:c="4"/><text:tab/><text:tab/>rowClassName={(node: any) =&gt; ({'ledger-summary': node.tranType === <text:tab/><text:tab/>'Summary'})}</text:p>
      <text:p text:style-name="P7"><text:s text:c="4"/><text:tab/><text:tab/>rowHover={true}</text:p>
      <text:p text:style-name="P7"><text:s text:c="4"/><text:tab/><text:tab/>scrollable={isScrollable}</text:p>
      <text:p text:style-name="P7"><text:s text:c="4"/><text:tab/><text:tab/>scrollHeight="calc(100vh - 24rem)"</text:p>
      <text:p text:style-name="P7"><text:s text:c="4"/><text:tab/><text:tab/>value={meta.current.transactions}&gt;</text:p>
      <text:p text:style-name="P7"><text:s text:c="4"/><text:tab/><text:tab/>{getLedgerColumns()}</text:p>
      <text:p text:style-name="P6"><text:tab/>&lt;/DataTable&gt;</text:p>
      <text:p text:style-name="P18"/>
      <text:list xml:id="list142011740391199" text:continue-numbering="true" text:style-name="L5">
        <text:list-item>
          <text:p text:style-name="P62"><text:span text:style-name="T13">rowClassName is the answer. It activates </text:span><text:span text:style-name="T19">a</text:span><text:span text:style-name="T13"> class for the rows against certain condition out of available classes to the datatable. Here the ‘ledger-summary’ class is available to DataTable and it is activated when tranType === ‘Summary’</text:span></text:p>
        </text:list-item>
      </text:list>
      <text:p text:style-name="P8"/>
      <text:h text:style-name="P45" text:outline-level="1"><text:bookmark-start text:name="__RefHeading___Toc127_288785947"/>Server side<text:bookmark-end text:name="__RefHeading___Toc127_288785947"/></text:h>
      <text:h text:style-name="P49" text:outline-level="3"><text:bookmark-start text:name="__RefHeading___Toc109_288785947"/>Cloudjiffy cloud deployment<text:bookmark-end text:name="__RefHeading___Toc109_288785947"/></text:h>
      <text:p text:style-name="P11"><text:span text:style-name="T3">Guideline</text:span>: When you create a new environment with Python, Apache web server is auto available. At this time I used Apache webserver version 2.4.6 with Python 3.9.5. <text:span text:style-name="T9">It is always better to serve the HTML and static files from the web server like Apache and your API / dynamic content through the application server, maybe Flask.</text:span></text:p>
      <text:p text:style-name="P12">For development you should serve the HTML and static files from the application server Flask itself. When you deploy the application then make necessary changes in Cloudjiffy files to let it serve the static and HTML content from the web server itself.</text:p>
      <text:p text:style-name="P2">Steps</text:p>
      <text:p text:style-name="P13">1) Create a new deployment of Apache with Python</text:p>
      <text:p text:style-name="P9"><text:span text:style-name="T11">2) In Application Server you will find wsgi.conf. Do following changes in wsgi.conf in Alias statements: </text:span><text:span text:style-name="T12">The index.html should be in last.</text:span></text:p>
      <text:p text:style-name="P14"><text:tab/>Alias /robots.txt /var/www/webroot/ROOT/build/robots.txt</text:p>
      <text:p text:style-name="P14"><text:tab/>Alias /favicon.ico /var/www/webroot/ROOT/build/favicon.ico</text:p>
      <text:p text:style-name="P14"><text:tab/>Alias /manifest.json /var/www/webroot/ROOT/build/manifest.json</text:p>
      <text:p text:style-name="P14"><text:tab/>Alias /images /var/www/webroot/ROOT/images</text:p>
      <text:p text:style-name="P14"><text:tab/>Alias /static /var/www/webroot/ROOT/build/static</text:p>
      <text:p text:style-name="P14"><text:tab/>Alias /.well-known /var/www/webroot/ROOT/.well-known</text:p>
      <text:p text:style-name="P14"><text:tab/>Alias /config.js /var/www/webroot/ROOT/build/config.js</text:p>
      <text:p text:style-name="P14"><text:tab/>Alias /<text:span text:style-name="T4">index</text:span> /var/www/webroot/ROOT/build/index.html</text:p>
      <text:p text:style-name="P15"/>
      <text:p text:style-name="P13">3) Now upload the default ‘build’ folder which is the output of “yarn build” to the “ROOT” folder. <text:span text:style-name="T5">This will enable you to run the web application from the build folder. </text:span><text:span text:style-name="T6">Obviously you need to do ‘unzip build.zip’ in the command area</text:span></text:p>
      <text:p text:style-name="P16"><text:soft-page-break/>4) <text:span text:style-name="T7">Remove pyinfo.py file </text:span><text:span text:style-name="T2">which comes by default</text:span><text:span text:style-name="T7">. </text:span>For dynamic content do modifications in wsgi.py file to start the app in Flask. I have following modifications for wsgi.py file. <text:span text:style-name="T8">This is well tested.</text:span></text:p>
      <text:p text:style-name="P21"><text:span text:style-name="Emphasis"><text:span text:style-name="T13">import sys, os, logging</text:span></text:span></text:p>
      <text:p text:style-name="P21"><text:span text:style-name="Emphasis"><text:span text:style-name="T13">logger=logging.getLogger()</text:span></text:span></text:p>
      <text:p text:style-name="P21"><text:span text:style-name="Emphasis"><text:span text:style-name="T13">logging.debug('This message should go to the log file')</text:span></text:span></text:p>
      <text:p text:style-name="P21"><text:span text:style-name="Emphasis"><text:span text:style-name="T13"/></text:span></text:p>
      <text:p text:style-name="P21"><text:span text:style-name="Emphasis"><text:span text:style-name="T13">appFolderName = 'TraceServer'</text:span></text:span></text:p>
      <text:p text:style-name="P21"><text:span text:style-name="Emphasis"><text:span text:style-name="T13">userPath = os.path.expanduser('~')</text:span></text:span></text:p>
      <text:p text:style-name="P21"><text:span text:style-name="Emphasis"><text:span text:style-name="T13">path = os.path.join(userPath, 'ROOT')</text:span></text:span></text:p>
      <text:p text:style-name="P21"><text:span text:style-name="Emphasis"><text:span text:style-name="T13">#logger.warning(path)</text:span></text:span></text:p>
      <text:p text:style-name="P21"><text:span text:style-name="Emphasis"><text:span text:style-name="T13">if path not in sys.path:</text:span></text:span></text:p>
      <text:p text:style-name="P21"><text:span text:style-name="Emphasis"><text:span text:style-name="T13"><text:s text:c="4"/>sys.path.append(path)</text:span></text:span></text:p>
      <text:p text:style-name="P21"><text:span text:style-name="Emphasis"><text:span text:style-name="T13">virtenv = os.path.join(path, 'virtenv') # os.path.expanduser('~') + '/ROOT/TraceServer/virtenv/'</text:span></text:span></text:p>
      <text:p text:style-name="P21"><text:span text:style-name="Emphasis"><text:span text:style-name="T13">virtualenv = os.path.join(virtenv, 'bin/activate_this.py')</text:span></text:span></text:p>
      <text:p text:style-name="P21"><text:span text:style-name="Emphasis"><text:span text:style-name="T13">try:</text:span></text:span></text:p>
      <text:p text:style-name="P21"><text:span text:style-name="Emphasis"><text:span text:style-name="T13"><text:s text:c="4"/>exec(compile(open(virtualenv, "rb").read(), virtualenv, 'exec'), dict(__file__=virtualenv))</text:span></text:span></text:p>
      <text:p text:style-name="P21"><text:span text:style-name="Emphasis"><text:span text:style-name="T13"><text:s text:c="4"/>appFolderPath = os.path.join(path, appFolderName)</text:span></text:span></text:p>
      <text:p text:style-name="P21"><text:span text:style-name="Emphasis"><text:span text:style-name="T13"><text:s text:c="4"/>logger.warning('appFolderPath:' + appFolderPath)</text:span></text:span></text:p>
      <text:p text:style-name="P21"><text:span text:style-name="Emphasis"><text:span text:style-name="T13"><text:s text:c="4"/>os.chdir(appFolderPath)</text:span></text:span></text:p>
      <text:p text:style-name="P21"><text:span text:style-name="Emphasis"><text:span text:style-name="T13"><text:s text:c="4"/>if appFolderPath not in sys.path:</text:span></text:span></text:p>
      <text:p text:style-name="P21"><text:span text:style-name="Emphasis"><text:span text:style-name="T13"><text:s text:c="8"/>sys.path.append(appFolderPath)</text:span></text:span></text:p>
      <text:p text:style-name="P21"><text:span text:style-name="Emphasis"><text:span text:style-name="T13"><text:s text:c="4"/>from TraceServer import traceServer</text:span></text:span></text:p>
      <text:p text:style-name="P21"><text:span text:style-name="Emphasis"><text:span text:style-name="T13"><text:s text:c="4"/>application = traceServer.app</text:span></text:span></text:p>
      <text:p text:style-name="P21"><text:span text:style-name="Emphasis"><text:span text:style-name="T13">except Exception as e:</text:span></text:span></text:p>
      <text:p text:style-name="P21"><text:span text:style-name="Emphasis"><text:span text:style-name="T13"><text:s text:c="4"/>logger.error(e)</text:span></text:span></text:p>
      <text:p text:style-name="P21"><text:span text:style-name="Emphasis"><text:span text:style-name="T13"/></text:span></text:p>
      <text:p text:style-name="P21"><text:span text:style-name="Emphasis"><text:span text:style-name="T14">The above wsgi.py file will start the flask server.</text:span></text:span></text:p>
      <text:p text:style-name="P21"><text:span text:style-name="Emphasis"><text:span text:style-name="T14"/></text:span></text:p>
      <text:p text:style-name="P21"><text:span text:style-name="Emphasis"><text:span text:style-name="T14">5) Create the virtual environment in name of virtenv and install all necessary files in it.</text:span></text:span></text:p>
      <text:p text:style-name="P21"><text:span text:style-name="Emphasis"><text:span text:style-name="T14"/></text:span></text:p>
      <text:p text:style-name="P21"><text:span text:style-name="Emphasis"><text:span text:style-name="T14">1. virtualenv virtenv</text:span></text:span></text:p>
      <text:p text:style-name="P21"><text:span text:style-name="Emphasis"><text:span text:style-name="T14">2. cd virtenv/bin</text:span></text:span></text:p>
      <text:p text:style-name="P21"><text:span text:style-name="Emphasis"><text:span text:style-name="T14">3. . activate</text:span></text:span></text:p>
      <text:p text:style-name="P21"><text:span text:style-name="Emphasis"><text:span text:style-name="T14">4. When virtenv is activated run this command. ```pip install ...</text:span></text:span><text:span text:style-name="Emphasis"><text:span text:style-name="T15">```. Consult </text:span></text:span><text:span text:style-name="Emphasis"><text:span text:style-name="T16">another documentation</text:span></text:span><text:span text:style-name="Emphasis"><text:span text:style-name="T15"> for the list.</text:span></text:span></text:p>
      <text:p text:style-name="P21"><text:span text:style-name="Emphasis"><text:span text:style-name="T15"/></text:span></text:p>
      <text:p text:style-name="P21"><text:span text:style-name="Emphasis"><text:span text:style-name="T17">6) Upload the traceServer to cloud </text:span></text:span><text:span text:style-name="Emphasis"><text:span text:style-name="T18">in zipped form and unzip it in the ROOT folder</text:span></text:span><text:span text:style-name="Emphasis"><text:span text:style-name="T17">. Replace the config.json with that for the server. The server on has IP address for PostgreSql database connection</text:span></text:span></text:p>
      <text:p text:style-name="P21"><text:span text:style-name="Emphasis"><text:span text:style-name="T17"/></text:span></text:p>
      <text:h text:style-name="Heading_20_3" text:outline-level="3" text:is-list-header="true"><text:bookmark-start text:name="__RefHeading___Toc369_288785947"/><text:span text:style-name="Emphasis">Deployment procedures at Cloudjiffy Docker container</text:span><text:bookmark-end text:name="__RefHeading___Toc369_288785947"/></text:h>
      <text:p text:style-name="P21"><text:span text:style-name="Emphasis"><text:span text:style-name="T17">Step 1: Build client</text:span></text:span></text:p>
      <text:p text:style-name="P23"><text:span text:style-name="Emphasis"><text:span text:style-name="T17"><text:s text:c="2"/>a) Build application with **npm run build** at trace-client. This will create build folder, inside that static folder.</text:span></text:span></text:p>
      <text:p text:style-name="P23"><text:span text:style-name="Emphasis"><text:span text:style-name="T17"/></text:span></text:p>
      <text:p text:style-name="P23"><text:span text:style-name="Emphasis"><text:span text:style-name="T17">Step 2: Create local server environment, zip and upload</text:span></text:span></text:p>
      <text:p text:style-name="P23"><text:span text:style-name="Emphasis"><text:span text:style-name="T17"><text:s text:c="2"/>a) Create a local Deployment folder, in that copy TraceServer</text:span></text:span></text:p>
      <text:p text:style-name="P23"><text:span text:style-name="Emphasis"><text:span text:style-name="T17"><text:s text:c="2"/>b) Take out static folder from build folder and copy both in deployment folder </text:span></text:span><text:soft-page-break/><text:span text:style-name="Emphasis"><text:span text:style-name="T17">adjacent to TraceServer folder. So you have in Deployment TraceServer, build, static</text:span></text:span></text:p>
      <text:p text:style-name="P23"><text:span text:style-name="Emphasis"><text:span text:style-name="T17"><text:s text:c="2"/>c) Copy the server side config.json in TraceServer folder. Originally it has client side config.json</text:span></text:span></text:p>
      <text:p text:style-name="P23"><text:span text:style-name="Emphasis"><text:span text:style-name="T17"><text:s text:c="2"/>c) zip the TraceServer, build, static folders and upload to cloudjiffy and unzip it</text:span></text:span></text:p>
      <text:p text:style-name="P23"><text:span text:style-name="Emphasis"><text:span text:style-name="T17"><text:s text:c="2"/>d) At cloudjiffy you must have folder structure TraceServer, build ,static</text:span></text:span></text:p>
      <text:p text:style-name="P23"><text:span text:style-name="Emphasis"><text:span text:style-name="T17"><text:s text:c="2"/>e) Restart application server cloudjiffy</text:span></text:span></text:p>
      <text:p text:style-name="P21"><text:span text:style-name="Emphasis"><text:span text:style-name="T17"/></text:span></text:p>
      <text:p text:style-name="P21"><text:span text:style-name="Emphasis"><text:span text:style-name="T17">Step 3: Create virtualenv if not there and install using pip</text:span></text:span></text:p>
      <text:p text:style-name="P21"><text:span text:style-name="Emphasis"><text:span text:style-name="T17">1. virtualenv virtenv</text:span></text:span></text:p>
      <text:p text:style-name="P21"><text:span text:style-name="Emphasis"><text:span text:style-name="T17">2. cd virtenv/bin</text:span></text:span></text:p>
      <text:p text:style-name="P21"><text:span text:style-name="Emphasis"><text:span text:style-name="T17">3. . activate</text:span></text:span></text:p>
      <text:p text:style-name="P21"><text:span text:style-name="Emphasis"><text:span text:style-name="T17">4. When virtenv is activated run this command:</text:span></text:span></text:p>
      <text:p text:style-name="P21"><text:span text:style-name="Emphasis"><text:span text:style-name="T17">```pip install ...```</text:span></text:span></text:p>
      <text:p text:style-name="P21"><text:span text:style-name="Emphasis"><text:span text:style-name="T17"/></text:span></text:p>
      <text:p text:style-name="P21"><text:span text:style-name="Emphasis"><text:span text:style-name="T17">5. wsgi.py file is already edited to make use of virtenv</text:span></text:span></text:p>
      <text:p text:style-name="P21"><text:span text:style-name="Emphasis"><text:span text:style-name="T17">6. Restart nodes and check log in httpd/error_log</text:span></text:span></text:p>
      <text:p text:style-name="P21"><text:span text:style-name="Emphasis"><text:span text:style-name="T17">Completed.</text:span></text:span></text:p>
      <text:p text:style-name="P21"><text:span text:style-name="Emphasis"><text:span text:style-name="T17"/></text:span></text:p>
      <text:h text:style-name="Heading_20_3" text:outline-level="3" text:is-list-header="true"><text:bookmark-start text:name="__RefHeading___Toc371_288785947"/><text:span text:style-name="Emphasis">Notes</text:span><text:bookmark-end text:name="__RefHeading___Toc371_288785947"/></text:h>
      <text:p text:style-name="P21"><text:span text:style-name="Emphasis"><text:span text:style-name="T17">1. use pip install pyjwt and not pip install jwt. The jwt is wrong module</text:span></text:span></text:p>
      <text:p text:style-name="P21"><text:span text:style-name="Emphasis"><text:span text:style-name="T17">2. To install a new module cd /var/www/webroot/ROOT/virtenv/bin</text:span></text:span></text:p>
      <text:p text:style-name="P21"><text:span text:style-name="Emphasis"><text:span text:style-name="T17"><text:s text:c="2"/>. activate</text:span></text:span></text:p>
      <text:p text:style-name="P21"><text:span text:style-name="Emphasis"><text:span text:style-name="T17"><text:s text:c="2"/>Check the dot. Otherwise you will get permission error</text:span></text:span></text:p>
      <text:p text:style-name="P21"><text:span text:style-name="Emphasis"><text:span text:style-name="T17">3. We are using flask_cors library. By default it does not allow all http headers in the request. To allow a custom header with the request, you need to specifically add that in traceserver.py file <text:s text:c="2"/>as follows:</text:span></text:span></text:p>
      <text:p text:style-name="P21"><text:span text:style-name="Emphasis"><text:span text:style-name="T17"><text:s text:c="2"/>CORS(app, expose_headers='SELECTION-CRITERIA')</text:span></text:span></text:p>
      <text:p text:style-name="P21"><text:span text:style-name="Emphasis"><text:span text:style-name="T17"><text:s text:c="2"/>here 'SELECTION-CRITERIA' is custom header. Otherwise you won't get it in server. This digout costed me an entire Sunday.</text:span></text:span></text:p>
      <text:p text:style-name="P21"><text:span text:style-name="Emphasis"><text:span text:style-name="T17">4. Important to see the config.json file at client. It contains the development and production url for Graphql endpoint.</text:span></text:span></text:p>
      <text:h text:style-name="P49" text:outline-level="3"/>
      <text:h text:style-name="P49" text:outline-level="3"><text:bookmark-start text:name="__RefHeading___Toc107_288785947"/>Flask server (TraceServer)<text:bookmark-end text:name="__RefHeading___Toc107_288785947"/></text:h>
      <text:h text:style-name="Heading_20_3" text:outline-level="3" text:is-list-header="true"><text:bookmark-start text:name="__RefHeading___Toc373_288785947"/>Understanding of template_folder, static_url_path, static_folder<text:bookmark-end text:name="__RefHeading___Toc373_288785947"/></text:h>
      <text:p text:style-name="P17">This section is not used at present. The static and html files are being served from the apache web server directly.</text:p>
      <text:p text:style-name="P8">In TraceServer-&gt;traceMain see:</text:p>
      <text:p text:style-name="P8">app = Flask(__name__, static_folder="../static",</text:p>
      <text:p text:style-name="P8"><text:s text:c="12"/>template_folder="../build")</text:p>
      <text:p text:style-name="P8">template_folder: The html templates / files are stored here. Just define a template_folder and keep only html files and corresponding resources in it.</text:p>
      <text:p text:style-name="P8">static_folder keeps the js/css files etc.</text:p>
      <text:p text:style-name="P8">I used blueprint to create a "track" module. In this module I used:</text:p>
      <text:p text:style-name="P8"><text:soft-page-break/>trackApp = Blueprint('trackApp', __name__,</text:p>
      <text:p text:style-name="P8"><text:s text:c="21"/>template_folder='templates', static_folder='static', static_url_path='/track/view/css')</text:p>
      <text:p text:style-name="P8">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_20_3" text:outline-level="3" text:is-list-header="true"><text:bookmark-start text:name="__RefHeading___Toc375_288785947"/>Virtual environment for Python<text:bookmark-end text:name="__RefHeading___Toc375_288785947"/></text:h>
      <text:list xml:id="list574199358" text:style-name="L6">
        <text:list-item>
          <text:p text:style-name="P57">Creating and activating virtual env in windows in context of Trace</text:p>
        </text:list-item>
      </text:list>
      <text:p text:style-name="P22">Download and Install Python from installer</text:p>
      <text:p text:style-name="P22">cd c:\projects\trace</text:p>
      <text:p text:style-name="P22">1. python -m pip install virtualenv</text:p>
      <text:p text:style-name="P22">2. python -m venv env</text:p>
      <text:p text:style-name="P22">3. env\Scripts\activate</text:p>
      <text:p text:style-name="P22">4. pip install flask demjson simplejson psycopg2 requests ariadne pandas flask_cors nested_lookup flask_mail pyjwt datetime bcrypt autopep8 xlsxwriter flask_scss flask_weasyprint babel <text:span text:style-name="T27">flask-socketio </text:span></text:p>
      <text:p text:style-name="P22">5. in .vscode settings.json</text:p>
      <text:p text:style-name="P22">{</text:p>
      <text:p text:style-name="P22"><text:s text:c="4"/>"python.pythonPath": "c:\\projects\\trace\\env\\Scripts\\python.exe",</text:p>
      <text:p text:style-name="P22"><text:s text:c="4"/>"python.formatting.provider": "autopep8"</text:p>
      <text:p text:style-name="P22">}</text:p>
      <text:p text:style-name="P22">6. In launch.json I put this:</text:p>
      <text:p text:style-name="P22">{</text:p>
      <text:p text:style-name="P22"><text:s text:c="4"/>// Use IntelliSense to learn about possible attributes.</text:p>
      <text:p text:style-name="P22"><text:s text:c="4"/>// Hover to view descriptions of existing attributes.</text:p>
      <text:p text:style-name="P22"><text:s text:c="4"/>// For more information, visit: https://go.microsoft.com/fwlink/?linkid=830387</text:p>
      <text:p text:style-name="P22"><text:s text:c="4"/>"version": "0.2.0",</text:p>
      <text:p text:style-name="P22"><text:s text:c="4"/>"configurations": [</text:p>
      <text:p text:style-name="P22"><text:s text:c="8"/>{</text:p>
      <text:p text:style-name="P22"><text:s text:c="12"/>"name": "Python: Flask",</text:p>
      <text:p text:style-name="P22"><text:s text:c="12"/>"type": "python",</text:p>
      <text:p text:style-name="P22"><text:s text:c="12"/>"request": "launch",</text:p>
      <text:p text:style-name="P22"><text:s text:c="12"/>"module": "flask",</text:p>
      <text:p text:style-name="P22"><text:s text:c="12"/>"env": {</text:p>
      <text:p text:style-name="P22"><text:s text:c="16"/>"FLASK_APP": "tserver.py",</text:p>
      <text:p text:style-name="P22"><text:s text:c="16"/>"FLASK_ENV": "development",</text:p>
      <text:p text:style-name="P22"><text:s text:c="16"/>"FLASK_DEBUG": "0"</text:p>
      <text:p text:style-name="P22"><text:s text:c="12"/>},</text:p>
      <text:p text:style-name="P22"><text:s text:c="12"/>"args": [</text:p>
      <text:p text:style-name="P22"><text:s text:c="16"/>"run",</text:p>
      <text:p text:style-name="P22"><text:s text:c="16"/>"--no-debugger",</text:p>
      <text:p text:style-name="P22"><text:s text:c="16"/>"--no-reload"</text:p>
      <text:p text:style-name="P22"><text:s text:c="12"/>],</text:p>
      <text:p text:style-name="P22"><text:s text:c="12"/>"jinja": true</text:p>
      <text:p text:style-name="P22"><text:s text:c="8"/>}</text:p>
      <text:p text:style-name="P22"><text:soft-page-break/><text:s text:c="4"/>]</text:p>
      <text:p text:style-name="P22">}</text:p>
      <text:p text:style-name="P22">7. To start development server from command line in a command window:</text:p>
      <text:p text:style-name="P22"><text:s text:c="2"/>a) env\Scripts\activate</text:p>
      <text:p text:style-name="P22"><text:s text:c="2"/>b) cd dev\traceServer</text:p>
      <text:p text:style-name="P22"><text:s text:c="2"/>c) set FLASK_APP=traceServer <text:s/>// no spaces</text:p>
      <text:p text:style-name="P22"><text:s text:c="2"/>d) flask run</text:p>
      <text:p text:style-name="P22"/>
      <text:p text:style-name="P22">complete</text:p>
      <text:p text:style-name="P22"/>
      <text:p text:style-name="P22">* Because of settings.json the environment is switched to "env"</text:p>
      <text:p text:style-name="P22"/>
      <text:h text:style-name="Heading_20_3" text:outline-level="3"><text:bookmark-start text:name="__RefHeading___Toc395_288785947"/>Tips<text:bookmark-end text:name="__RefHeading___Toc395_288785947"/></text:h>
      <text:list xml:id="list2896011095" text:style-name="L7">
        <text:list-item>
          <text:p text:style-name="P63">For using cors in flask do this:</text:p>
        </text:list-item>
      </text:list>
      <text:p text:style-name="P32">```pip install flask_cors```</text:p>
      <text:p text:style-name="P32">In code:</text:p>
      <text:p text:style-name="P32">``` from flask_cors import CORS</text:p>
      <text:p text:style-name="P32">CORS(app)```</text:p>
      <text:p text:style-name="P24"/>
      <text:h text:style-name="P46" text:outline-level="1">Socket implementation</text:h>
      <text:list xml:id="list3332538850" text:style-name="L8">
        <text:list-item>
          <text:p text:style-name="P64">In virtual env “pip install eventlet”. This is important to start websocket transport. Otherwise only long polling is established.</text:p>
        </text:list-item>
        <text:list-item>
          <text:p text:style-name="P64">While starting the Flask server we generally use ‘run flask’. But by using this the websocket transport does not work. You need to start the flask server by “python app.py”, where app.py is the main Flask file.</text:p>
        </text:list-item>
        <text:list-item>
          <text:p text:style-name="P65">Following are the lines for socket in Flask:</text:p>
        </text:list-item>
      </text:list>
      <text:p text:style-name="P41">from flask_socketio import SocketIO, emit</text:p>
      <text:p text:style-name="P41">socketio = SocketIO(app, cors_allowed_origins="*")</text:p>
      <text:p text:style-name="P41">@socketio.on('myEvent')</text:p>
      <text:p text:style-name="P40">def test_message(message):</text:p>
      <text:p text:style-name="P40">    print('myEvent')</text:p>
      <text:p text:style-name="P40">    emit('my response', {'data': message['data']})</text:p>
      <text:p text:style-name="P40"/>
      <text:p text:style-name="P40">@socketio.on('connect')</text:p>
      <text:p text:style-name="P40">def test_connect(auth):</text:p>
      <text:p text:style-name="P40">    emit('my response', {'data': 'Connected'})</text:p>
      <text:p text:style-name="P40">    print('Connected')</text:p>
      <text:p text:style-name="P40">    args = request.args</text:p>
      <text:p text:style-name="P40">    print(args)</text:p>
      <text:p text:style-name="P40"/>
      <text:p text:style-name="P40">@socketio.on('disconnect')</text:p>
      <text:p text:style-name="P40">def test_disconnect():</text:p>
      <text:p text:style-name="P40">    print('Client disconnected')</text:p>
      <text:p text:style-name="P41">if __name__ == '__main__':</text:p>
      <text:p text:style-name="P40">    socketio.run(app)</text:p>
      <text:p text:style-name="P43"/>
      <text:p text:style-name="P44">At client side use socket.io-client as usual.</text:p>
      <text:h text:style-name="Heading_20_1" text:outline-level="1"><text:bookmark-start text:name="__RefHeading___Toc397_288785947"/>Python<text:bookmark-end text:name="__RefHeading___Toc397_288785947"/></text:h>
      <text:list xml:id="list1715442856" text:style-name="L9">
        <text:list-item>
          <text:p text:style-name="P58">I will be using several json strings from client to be sent to server having graphQL. The <text:soft-page-break/>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xml:id="list1353802293" text:style-name="L10">
        <text:list-item>
          <text:p text:style-name="P59">x = "('abc', 'def', 'ghi')". To convert x to ('abc', 'def', 'ghi') just do eval(x)</text:p>
        </text:list-item>
        <text:list-item>
          <text:p text:style-name="P59">In Python None is equivalent of null. To check None --&gt; if someVariable is None ...</text:p>
        </text:list-item>
      </text:list>
      <text:h text:style-name="Heading_20_1" text:outline-level="1"><text:bookmark-start text:name="__RefHeading___Toc115_288785947"/>PostgreSql<text:bookmark-end text:name="__RefHeading___Toc115_288785947"/></text:h>
      <text:h text:style-name="Heading_20_3" text:outline-level="3"><text:bookmark-start text:name="__RefHeading___Toc399_288785947"/>Using recursive CTE queries in PostGreSQL<text:bookmark-end text:name="__RefHeading___Toc399_288785947"/></text:h>
      <text:p text:style-name="Text_20_body">Recursive CTE's can be used in hierarchical tables with id &lt;-&gt; parentId relationships. Suppose you want to find allrecords which are parent or superParent of a given record. Say in "AccM" table you want all superParents for record whose id = 137.</text:p>
      <text:p text:style-name="Text_20_body">Step 1: Find the next record above the starting record</text:p>
      <text:p text:style-name="Text_20_body"><text:s text:c="2"/></text:p>
      <text:p text:style-name="Text_20_body"><text:s text:c="2"/>You need a cte for starting record to get the next record with starting record.parentId = id of next record. Following gives the next record</text:p>
      <text:p text:style-name="Text_20_body"/>
      <text:p text:style-name="Text_20_body"><text:s text:c="2"/>with cte as (select "id", "accName", "accLeaf", "parentId" </text:p>
      <text:p text:style-name="Text_20_body"><text:s text:c="2"/>from <text:s/>"AccM"</text:p>
      <text:p text:style-name="Text_20_body"><text:s text:c="4"/>where "id" = 137)</text:p>
      <text:p text:style-name="Text_20_body"><text:s text:c="2"/>select a."id", a."accName", a."accLeaf", a."parentId"</text:p>
      <text:p text:style-name="Text_20_body"><text:s text:c="4"/>from cte c</text:p>
      <text:p text:style-name="Text_20_body"><text:s text:c="6"/>join "AccM" a</text:p>
      <text:p text:style-name="Text_20_body"><text:s text:c="8"/>on c."parentId" = a."id"</text:p>
      <text:p text:style-name="Text_20_body"/>
      <text:p text:style-name="Text_20_body">Step 2: Turn cte to recursive cte and union with starting record. Keep everything inside the cte. Remember that you start from starting record and keep going up. The next record becomes starting record and so on.</text:p>
      <text:p text:style-name="Text_20_body">So the cte first gets starting record. Then cte.parentId = "AccM"."id" becomes next record and so on</text:p>
      <text:p text:style-name="Text_20_body"/>
      <text:p text:style-name="Text_20_body"><text:s text:c="2"/>with recursive cte as (select "id", "accName", "accLeaf", "parentId" </text:p>
      <text:p text:style-name="Text_20_body"><text:s text:c="4"/>from <text:s/>"AccM"</text:p>
      <text:p text:style-name="Text_20_body"><text:s text:c="6"/>where "id" = 137</text:p>
      <text:p text:style-name="Text_20_body"><text:s text:c="4"/>union</text:p>
      <text:p text:style-name="Text_20_body"><text:s text:c="4"/>select a."id", a."accName", a."accLeaf", a."parentId"</text:p>
      <text:p text:style-name="Text_20_body"><text:s text:c="6"/>from cte c</text:p>
      <text:p text:style-name="Text_20_body"><text:s text:c="8"/>join "AccM" a</text:p>
      <text:p text:style-name="Text_20_body"><text:s text:c="10"/>on c."parentId" = a."id")</text:p>
      <text:p text:style-name="Text_20_body"><text:s text:c="4"/>select * from cte</text:p>
      <text:p text:style-name="Text_20_body"/>
      <text:h text:style-name="Heading_20_3" text:outline-level="3">Getting the summary of accounts</text:h>
      <text:p text:style-name="P20">with cte1 as (</text:p>
      <text:p text:style-name="P20"><text:tab/>select (CASE WHEN "dc" = 'D' then "amount" else -"amount" end) "amount"</text:p>
      <text:p text:style-name="P20"><text:tab/><text:tab/>from "AccOpBal"</text:p>
      <text:p text:style-name="P20"><text:tab/><text:tab/><text:tab/>where "branchId" = 1</text:p>
      <text:p text:style-name="P20"><text:tab/><text:tab/><text:tab/><text:tab/>and "finYearId" = 2021</text:p>
      <text:p text:style-name="P20"><text:tab/><text:tab/><text:tab/><text:tab/>and "accId" = 118</text:p>
      <text:p text:style-name="P20">),</text:p>
      <text:p text:style-name="P20"><text:soft-page-break/>cte2 as (</text:p>
      <text:p text:style-name="P20"><text:tab/>select "tranDate", SUM(CASE WHEN "dc" = 'D' then "amount" else 0 end) as "debits",</text:p>
      <text:p text:style-name="P20"><text:tab/><text:tab/>SUM(CASE WHEN "dc" = 'C' then "amount" else 0 end) as "credits"</text:p>
      <text:p text:style-name="P20"><text:tab/><text:tab/>from "TranH" h</text:p>
      <text:p text:style-name="P20"><text:tab/><text:tab/><text:tab/>join "TranD" d</text:p>
      <text:p text:style-name="P20"><text:tab/><text:tab/><text:tab/><text:tab/>on h."id" = d."tranHeaderId"</text:p>
      <text:p text:style-name="P20"><text:tab/><text:tab/>where "branchId" = 1</text:p>
      <text:p text:style-name="P20"><text:tab/><text:tab/><text:tab/><text:tab/>and "finYearId" = 2021</text:p>
      <text:p text:style-name="P20"><text:tab/><text:tab/><text:tab/><text:tab/>and "accId" = 118</text:p>
      <text:p text:style-name="P20"><text:tab/><text:tab/>GROUP BY "tranDate"</text:p>
      <text:p text:style-name="P20"><text:tab/><text:tab/><text:tab/>ORDER BY "tranDate"</text:p>
      <text:p text:style-name="P20"><text:tab/></text:p>
      <text:p text:style-name="P20">),</text:p>
      <text:p text:style-name="P20">cte3 as (</text:p>
      <text:p text:style-name="P20"><text:tab/>select "tranDate", "debits", "credits",</text:p>
      <text:p text:style-name="P20"><text:tab/><text:tab/>SUM("debits" - "credits") OVER (ROWS BETWEEN UNBOUNDED PRECEDING AND CURRENT ROW) "clos"</text:p>
      <text:p text:style-name="P20"><text:tab/><text:tab/><text:tab/>from cte2</text:p>
      <text:p text:style-name="P20">),</text:p>
      <text:p text:style-name="P20">cte4 as (</text:p>
      <text:p text:style-name="P20"><text:tab/>select "tranDate", LAG("clos", 1, '0') OVER (ORDER by "tranDate") "open",</text:p>
      <text:p text:style-name="P20"><text:tab/><text:tab/>"debits", "credits", "clos"</text:p>
      <text:p text:style-name="P20"><text:tab/><text:tab/><text:tab/>from cte3</text:p>
      <text:p text:style-name="P20">),</text:p>
      <text:p text:style-name="P20">cte5 as (</text:p>
      <text:p text:style-name="P20"><text:tab/>select "tranDate", "open" + (select "amount" from cte1) "opening", </text:p>
      <text:p text:style-name="P20"><text:tab/>"debits", "credits", </text:p>
      <text:p text:style-name="P20"><text:tab/>"clos" + <text:s/>(select "amount" from cte1) "closing"</text:p>
      <text:p text:style-name="P20"><text:tab/><text:tab/>from cte4 c</text:p>
      <text:p text:style-name="P20">)</text:p>
      <text:p text:style-name="P20"/>
      <text:p text:style-name="P20">select * from cte5 order by "tranDate" DESC</text:p>
      <text:h text:style-name="Heading_20_1" text:outline-level="1"><text:bookmark-start text:name="__RefHeading___Toc401_288785947"/>PgAdmin<text:bookmark-end text:name="__RefHeading___Toc401_288785947"/></text:h>
      <text:h text:style-name="Heading_20_3" text:outline-level="3"><text:bookmark-start text:name="__RefHeading___Toc403_288785947"/><text:span text:style-name="T23">S</text:span>witching to another schema say demounit1<text:bookmark-end text:name="__RefHeading___Toc403_288785947"/></text:h>
      <text:p text:style-name="Text_20_body">set search_path to demounit1;</text:p>
      <text:h text:style-name="Heading_20_3" text:outline-level="3"><text:bookmark-start text:name="__RefHeading___Toc405_288785947"/>Taking a dump of existing uptodate database and provision it to TraceServer<text:bookmark-end text:name="__RefHeading___Toc405_288785947"/></text:h>
      <text:p text:style-name="Text_20_body">pg_dump -d trace -h node41766-chisel.cloudjiffy.net -p 11107 -n demounit1 -f c:\projects\trace\DbCreate\accounts.sql -U webadmin --inserts</text:p>
      <text:p text:style-name="Text_20_body"><text:s text:c="4"/>It creates the accounts.sql file</text:p>
      <text:p text:style-name="Text_20_body">2. Replace all instances of 'demounit1' with 'public'</text:p>
      <text:p text:style-name="Text_20_body">3. The file contains several insert table data. Remove the ones which are not required. Basically only retain the master data as in old accounts.sql file</text:p>
      <text:p text:style-name="Text_20_body"/>
      <text:h text:style-name="Heading_20_3" text:outline-level="3"><text:bookmark-start text:name="__RefHeading___Toc407_288785947"/>How to take a dump of database schema and data together through pg_dump<text:bookmark-end text:name="__RefHeading___Toc407_288785947"/></text:h>
      <text:p text:style-name="Text_20_body">pg_dump -d trace -h node41766-chisel.cloudjiffy.net -p 11107 -n public -f c:\accounts -U webadmin --inserts</text:p>
      <text:p text:style-name="Text_20_body"><text:soft-page-break/><text:s text:c="2"/>-d trace <text:s text:c="11"/>: Take dump of database trace</text:p>
      <text:p text:style-name="Text_20_body"><text:s text:c="2"/>-h host_name <text:s text:c="7"/>: give host name</text:p>
      <text:p text:style-name="Text_20_body"><text:s text:c="2"/>-p 11035 <text:s text:c="11"/>: port name of cloudjiffy</text:p>
      <text:p text:style-name="Text_20_body"><text:s text:c="2"/>-n public <text:s text:c="10"/>: take dump of schema public</text:p>
      <text:p text:style-name="Text_20_body"><text:s text:c="2"/>-f c:\accounts.sql <text:s/>: Outputs to c:\accounts.sql file</text:p>
      <text:p text:style-name="Text_20_body"><text:s text:c="2"/>-U user name <text:s text:c="7"/>: Give user name</text:p>
      <text:p text:style-name="Text_20_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_20_body"><text:s text:c="2"/>You need to have administrative privilege</text:p>
      <text:h text:style-name="Heading_20_3" text:outline-level="3"><text:bookmark-start text:name="__RefHeading___Toc409_288785947"/>Calling a stored procedure<text:bookmark-end text:name="__RefHeading___Toc409_288785947"/></text:h>
      <text:p text:style-name="Text_20_body"><text:s text:c="2"/>call reset()</text:p>
      <text:h text:style-name="Heading_20_3" text:outline-level="3"><text:bookmark-start text:name="__RefHeading___Toc411_288785947"/>To delete a database trace, oper query of another db and do this:<text:bookmark-end text:name="__RefHeading___Toc411_288785947"/></text:h>
      <text:p text:style-name="Text_20_body">SELECT pg_terminate_backend(pg_stat_activity.pid)</text:p>
      <text:p text:style-name="Text_20_body"><text:s text:c="4"/>FROM pg_stat_activity</text:p>
      <text:p text:style-name="Text_20_body"><text:s text:c="4"/>WHERE pg_stat_activity.datname = 'trace'</text:p>
      <text:p text:style-name="Text_20_body"><text:s text:c="6"/>AND pid &lt;&gt; pg_backend_pid();</text:p>
      <text:p text:style-name="Text_20_body">drop database trace;</text:p>
      <text:p text:style-name="Text_20_body"/>
      <text:h text:style-name="Heading_20_3" text:outline-level="3"><text:bookmark-start text:name="__RefHeading___Toc413_288785947"/>How to upgrade a database to next major version, say from postgresql 11.3 to 12.3 as source and target respectively<text:bookmark-end text:name="__RefHeading___Toc413_288785947"/></text:h>
      <text:p text:style-name="Text_20_body">Most of the methods of pgAdmin and cloudjiffy upgrade tag failed. Only following pgdump and psql methods worked.</text:p>
      <text:p text:style-name="Text_20_body">Step 1: Create a new posegresql 12.3 server</text:p>
      <text:p text:style-name="Text_20_body">Step 2: Make a dump of the database in question by using pg_dump command line utility</text:p>
      <text:p text:style-name="Text_20_body">pg_dump -d trace -h node15792-chisel.cloudjiffy.net -p 11035 <text:s/>-f c:\trace -U webadmin; it will ask the password; host and port number are for source</text:p>
      <text:p text:style-name="Text_20_body">Step 3: Run psql</text:p>
      <text:p text:style-name="Text_20_body">psql -d trace -h node41766-chisel.cloudjiffy.net -p 11107 <text:s/>-f c:\trace -U webadmin; it will ask the password; mind that here the host and port numbers are for target</text:p>
      <text:p text:style-name="Text_20_body"/>
      <text:h text:style-name="Heading_20_3" text:outline-level="3"><text:bookmark-start text:name="__RefHeading___Toc415_288785947"/>How I ran pg_dump at cloudjiffy for doing backup and then later restore<text:bookmark-end text:name="__RefHeading___Toc415_288785947"/></text:h>
      <text:p text:style-name="Text_20_body">In the installation of PostgreSql at cloudjiffy there is a folder by name backup. </text:p>
      <text:p text:style-name="Text_20_body">a) cd to that backup folder</text:p>
      <text:p text:style-name="Text_20_body">b) pg_dump -f accounts.sql -U **username** trace</text:p>
      <text:p text:style-name="Text_20_body">trace is the database name. This creates a backup file accounts.sql in the current folder</text:p>
      <text:p text:style-name="Text_20_body">c) If you want to restore the accounts.sql:</text:p>
      <text:p text:style-name="Text_20_body">1) Create a new database locally, say traceLocal.db</text:p>
      <text:p text:style-name="Text_20_body">2) download the accounts.sql backup file from cloudjiffy server</text:p>
      <text:p text:style-name="Text_20_body">3) In local command window:</text:p>
      <text:p text:style-name="Text_20_body"><text:s text:c="2"/>cd to folder where accounts.sql is present</text:p>
      <text:p text:style-name="Text_20_body"><text:s text:c="2"/>run following command</text:p>
      <text:p text:style-name="Text_20_body"><text:s text:c="4"/>psql -U username -f accounts.sql traceLocal</text:p>
      <text:p text:style-name="Text_20_body"><text:s text:c="2"/>this will load the database in the newly created database traceLocal</text:p>
      <text:p text:style-name="Text_20_body"/>
      <text:h text:style-name="Heading_20_3" text:outline-level="3"><text:bookmark-start text:name="__RefHeading___Toc417_288785947"/><text:soft-page-break/>Creating and deleting business unit or schema<text:bookmark-end text:name="__RefHeading___Toc417_288785947"/></text:h>
      <text:p text:style-name="Text_20_body">1) Business unit or bu is mapped to schema of database. If from Trace UI you create a new bu through admin user menu, then a new schema is auto created in database and corresponding entry is added in 'ClientEntityBu' table of 'TraceEntry' database. </text:p>
      <text:p text:style-name="Text_20_body"><text:s text:c="4"/>a) If you delete the buCode from Trace UI then entry from 'ClientEntityBu' is only deleted, the physical schema is not deleted from database. </text:p>
      <text:p text:style-name="Text_20_body"><text:s text:c="4"/>b) You need to manually delete the schema from database. </text:p>
      <text:p text:style-name="Text_20_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_20_1" text:outline-level="1"><text:bookmark-start text:name="__RefHeading___Toc117_288785947"/>Psycopg2 <text:span text:style-name="T1">(</text:span><text:span text:style-name="T21">PostgreSql library to connect PostgreSql from flask</text:span><text:span text:style-name="T2">)</text:span><text:bookmark-end text:name="__RefHeading___Toc117_288785947"/></text:h>
      <text:list xml:id="list3545287520" text:style-name="L11">
        <text:list-item>
          <text:p text:style-name="P54">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37"><text:s/><text:span text:style-name="T22">``` </text:span></text:p>
      <text:p text:style-name="P38"><text:s/>try:</text:p>
      <text:p text:style-name="P38"><text:s text:c="8"/>cursor = connection.cursor()</text:p>
      <text:p text:style-name="P38"><text:s text:c="8"/>sql = f'select * from "{tableName}"'</text:p>
      <text:p text:style-name="P38"><text:s text:c="8"/>try:</text:p>
      <text:p text:style-name="P38"><text:s text:c="12"/>cursor.execute(sql)</text:p>
      <text:p text:style-name="P38"><text:s text:c="12"/>res = cursor.fetchall()</text:p>
      <text:p text:style-name="P38"><text:s text:c="8"/>except(Exception) as error:</text:p>
      <text:p text:style-name="P38"><text:s text:c="12"/>print(error)</text:p>
      <text:p text:style-name="P38"><text:s text:c="12"/>cursor.execute("ROLLBACK")</text:p>
      <text:p text:style-name="P38"><text:s text:c="4"/>except(Exception) as error:</text:p>
      <text:p text:style-name="P38"><text:s text:c="8"/>print(error)</text:p>
      <text:p text:style-name="P38"><text:s text:c="4"/>finally:</text:p>
      <text:p text:style-name="P38"><text:s text:c="8"/>cursor.close() </text:p>
      <text:p text:style-name="P38">```</text:p>
      <text:p text:style-name="P38"/>
      <text:p text:style-name="P38">* You can use tableNames and columnsNames as parameter in Postgresql. For that one extension "AsIs" is used.</text:p>
      <text:p text:style-name="P38">```from psycopg2.extensions import AsIs```</text:p>
      <text:p text:style-name="P38">Your SQl is:</text:p>
      <text:p text:style-name="P38">``` </text:p>
      <text:p text:style-name="P38">select %(fieldName)s from %(tableName)s</text:p>
      <text:p text:style-name="P38"><text:s text:c="12"/>where "id" = %(id)s</text:p>
      <text:p text:style-name="P38">```</text:p>
      <text:p text:style-name="P38">From Python server code using psycopg2</text:p>
      <text:p text:style-name="P38">```</text:p>
      <text:p text:style-name="P38">clientCodeObj = execSql(ENTITY_NAME, sqlString, {</text:p>
      <text:p text:style-name="P38"><text:s text:c="8"/>'fieldName': AsIs('"clientCode"'), 'tableName': AsIs('"TraceClient"'), "id": valueDict['data']['clientId']}, False)</text:p>
      <text:p text:style-name="P38">```</text:p>
      <text:p text:style-name="P38">execSql is a method which executes sql statement using cursors. It manages connections, commits and rollbacks.</text:p>
      <text:p text:style-name="P38"><text:soft-page-break/>Check the usage of AsIs('"clientCode"'). It passes the field name clientCode in case sensitive manner to underlying sql statement. It worked.</text:p>
      <text:h text:style-name="P45" text:outline-level="1"><text:bookmark-start text:name="__RefHeading___Toc377_288785947"/>GraphQL<text:bookmark-end text:name="__RefHeading___Toc377_288785947"/></text:h>
      <text:list xml:id="list2089079539" text:style-name="L12">
        <text:list-item>
          <text:p text:style-name="P60">Always remember to wrap the results of GRAPHQL query into a data container as </text:p>
        </text:list-item>
      </text:list>
      <text:p text:style-name="P33"><text:s/>```</text:p>
      <text:p text:style-name="P33"><text:s text:c="4"/>"data":{</text:p>
      <text:p text:style-name="P33"><text:s text:c="8"/>"hello": "Hello world"</text:p>
      <text:p text:style-name="P33"><text:s text:c="4"/>}</text:p>
      <text:p text:style-name="P33"><text:s/>```</text:p>
      <text:p text:style-name="P33">If you don't do that then the Apollo client of React will not be able to recognize it and fail. client.query(...) will fail at client if data is not inside a "data" wrapper. I wasted lots of time figuring it out.</text:p>
      <text:p text:style-name="P26"/>
      <text:list xml:id="list1694123572" text:style-name="L13">
        <text:list-item>
          <text:p text:style-name="P61">Consider following GraphQL query:</text:p>
        </text:list-item>
      </text:list>
      <text:p text:style-name="P33"><text:s text:c="4"/>``` </text:p>
      <text:p text:style-name="P33"><text:s text:c="4"/>query myQuery{</text:p>
      <text:p text:style-name="P33"><text:s text:c="8"/>generic(tableName:"AccM")</text:p>
      <text:p text:style-name="P33"><text:s text:c="4"/>} </text:p>
      <text:p text:style-name="P33"><text:s text:c="4"/>```</text:p>
      <text:p text:style-name="P3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25"><text:s text:c="4"/><text:span text:style-name="T20">```</text:span></text:p>
      <text:p text:style-name="P27"><text:s text:c="4"/>{</text:p>
      <text:p text:style-name="P27"><text:s text:c="2"/>"data": {</text:p>
      <text:p text:style-name="P27"><text:s text:c="4"/>"generic": [</text:p>
      <text:p text:style-name="P27"><text:s text:c="6"/>"(1, 'BranchDivision', 'Branch / Divisions', 'L', 'branch', None, 'N', True, None)",</text:p>
      <text:p text:style-name="P27"><text:s text:c="6"/>"(2, 'Capitalaccount', 'Capital Account', 'L', 'capital', None, 'N', True, None)",</text:p>
      <text:p text:style-name="P27"><text:s text:c="6"/>"(6, 'CurrentLiabilities', 'Current Liabilities', 'L', 'other', None, 'N', True, None)",</text:p>
      <text:p text:style-name="P27"><text:s text:c="6"/>"(10, 'LoansLiability', 'Loans Liability', 'L', 'loan', None, 'N', True, None)",</text:p>
      <text:p text:style-name="P27"><text:s text:c="6"/>"(14, 'Suspense', 'Suspense A/c', 'L', 'other', None, 'N', True, None)",</text:p>
      <text:p text:style-name="P27"><text:s text:c="6"/>"(15, 'CurrentAssets', 'Current Assets', 'A', 'other', None, 'N', True, None)",</text:p>
      <text:p text:style-name="P27"><text:s text:c="6"/>"(23, 'MiscExpences', 'Misc Expences (Asset)', 'A', 'other', None, 'N', True, None)",</text:p>
      <text:p text:style-name="P27"><text:s text:c="6"/>"(24, 'Investments', 'Investments', 'A', 'other', None, 'N', True, None)",</text:p>
      <text:p text:style-name="P27"><text:s text:c="6"/>"(25, 'IndirectExpences', 'Indirect Expences', 'E', 'iexp', None, 'N', True, None)",</text:p>
      <text:p text:style-name="P27"><text:s text:c="6"/>"(26, 'Purchase', 'Purchase Accounts', 'E', 'purchase', None, 'N', True, None)",</text:p>
      <text:p text:style-name="P27"><text:s text:c="6"/>"(27, 'DirectExpences', 'Direct Expences', 'E', 'dexp', None, 'N', True, None)",</text:p>
      <text:p text:style-name="P27"><text:s text:c="6"/>"(28, 'DirectIncome', 'Direct Incomes', 'I', 'dincome', None, 'N', True, None)",</text:p>
      <text:p text:style-name="P27"><text:s text:c="6"/>"(29, 'Indirectincome', 'Indirect Incomes', 'I', 'iincome', None, 'N', True, None)",</text:p>
      <text:p text:style-name="P27"><text:s text:c="6"/>"(30, 'Sales', 'Sales Account', 'I', 'sale', None, 'N', True, None)",</text:p>
      <text:p text:style-name="P27"><text:s text:c="6"/>"(3, 'CapitalSubgroup', 'Capital Account Subgroup', 'L', 'capital', 2, 'N', False, None)",</text:p>
      <text:p text:style-name="P27"><text:s text:c="6"/>"(4, 'Capital', 'Capital', 'L', 'capital', 3, 'Y', True, None)",</text:p>
      <text:p text:style-name="P27"><text:s text:c="6"/>"(5, 'ReservesAndSurplus', 'Reserves &amp; Surplus', 'L', 'capital', 2, 'N', True, None)",</text:p>
      <text:p text:style-name="P27"><text:s text:c="6"/>"(7, 'DutiesAndTaxes', 'Duties &amp; Taxes', 'L', 'other', 6, 'N', True, None)",</text:p>
      <text:p text:style-name="P27"><text:s text:c="6"/>"(8, 'Provisions', 'Provisions', 'L', 'other', 6, 'N', True, None)",</text:p>
      <text:p text:style-name="P27"><text:s text:c="6"/>"(9, 'SundryCreditors', 'Sundry Creditors', 'L', 'creditor', 6, 'N', True, None)",</text:p>
      <text:p text:style-name="P27"><text:s text:c="6"/>"(11, 'BankOd', 'Bank OD Account', 'L', 'bank', 10, 'N', True, None)",</text:p>
      <text:p text:style-name="P27"><text:soft-page-break/><text:s text:c="6"/>"(12, 'SecuredLoans', 'Secured Loans', 'L', 'loan', 10, 'N', True, None)",</text:p>
      <text:p text:style-name="P27"><text:s text:c="6"/>"(13, 'UnsecuredLoans', 'Unsecured Loans', 'L', 'loan', 10, 'N', True, None)",</text:p>
      <text:p text:style-name="P27"><text:s text:c="6"/>"(16, 'BankAccounts', 'Bank Accounts', 'A', 'bank', 15, 'N', True, None)",</text:p>
      <text:p text:style-name="P27"><text:s text:c="6"/>"(17, 'CashInHand', 'Cash-in-Hand', 'A', 'cash', 15, 'N', True, None)",</text:p>
      <text:p text:style-name="P27"><text:s text:c="6"/>"(18, 'BankOCC', 'Bank Cash Credit', 'L', 'bank', 10, 'N', True, None)",</text:p>
      <text:p text:style-name="P27"><text:s text:c="6"/>"(19, 'DepositsAsset', 'Deposits (Asset)', 'A', 'other', 15, 'N', True, None)",</text:p>
      <text:p text:style-name="P27"><text:s text:c="6"/>"(20, 'StockInHand', 'Stock in Hand', 'A', 'other', 15, 'N', True, None)",</text:p>
      <text:p text:style-name="P27"><text:s text:c="6"/>"(21, 'LoansAndAdvances', 'Loans &amp; Advances (Asset)', 'A', 'other', 15, 'N', True, None)",</text:p>
      <text:p text:style-name="P27"><text:s text:c="6"/>"(22, 'SundryDebtors', 'Sundry Debtors', 'A', 'debtor', 15, 'N', True, None)"</text:p>
      <text:p text:style-name="P27"><text:s text:c="4"/>]</text:p>
      <text:p text:style-name="P27"><text:s text:c="2"/>}</text:p>
      <text:p text:style-name="P27"><text:s text:c="4"/>} </text:p>
      <text:p text:style-name="P27"><text:s text:c="4"/>```</text:p>
      <text:p text:style-name="P27"><text:s text:c="4"/></text:p>
      <text:p text:style-name="P27"><text:s text:c="4"/>Data after conversion is as follows:</text:p>
      <text:p text:style-name="P27"><text:s text:c="4"/>```</text:p>
      <text:p text:style-name="P25"><text:s text:c="4"/><text:span text:style-name="T20">{</text:span></text:p>
      <text:p text:style-name="P27"><text:s text:c="2"/>"data": {</text:p>
      <text:p text:style-name="P27"><text:s text:c="4"/>"generic": [</text:p>
      <text:p text:style-name="P27"><text:s text:c="6"/>"[1, 'BranchDivision', 'Branch / Divisions', 'L', 'branch', None, 'N', True, None]",</text:p>
      <text:p text:style-name="P27"><text:s text:c="6"/>"[2, 'Capitalaccount', 'Capital Account', 'L', 'capital', None, 'N', True, None]",</text:p>
      <text:p text:style-name="P27"><text:s text:c="6"/>"[6, 'CurrentLiabilities', 'Current Liabilities', 'L', 'other', None, 'N', True, None]",</text:p>
      <text:p text:style-name="P27"><text:s text:c="6"/>"[10, 'LoansLiability', 'Loans Liability', 'L', 'loan', None, 'N', True, None]",</text:p>
      <text:p text:style-name="P27"><text:s text:c="6"/>"[14, 'Suspense', 'Suspense A/c', 'L', 'other', None, 'N', True, None]",</text:p>
      <text:p text:style-name="P27"><text:s text:c="6"/>"[15, 'CurrentAssets', 'Current Assets', 'A', 'other', None, 'N', True, None]",</text:p>
      <text:p text:style-name="P27"><text:s text:c="6"/>"[23, 'MiscExpences', 'Misc Expences (Asset)', 'A', 'other', None, 'N', True, None]",</text:p>
      <text:p text:style-name="P27"><text:s text:c="6"/>"[24, 'Investments', 'Investments', 'A', 'other', None, 'N', True, None]",</text:p>
      <text:p text:style-name="P27"><text:s text:c="6"/>"[25, 'IndirectExpences', 'Indirect Expences', 'E', 'iexp', None, 'N', True, None]",</text:p>
      <text:p text:style-name="P27"><text:s text:c="6"/>"[26, 'Purchase', 'Purchase Accounts', 'E', 'purchase', None, 'N', True, None]",</text:p>
      <text:p text:style-name="P27"><text:s text:c="6"/>"[27, 'DirectExpences', 'Direct Expences', 'E', 'dexp', None, 'N', True, None]",</text:p>
      <text:p text:style-name="P27"><text:s text:c="6"/>"[28, 'DirectIncome', 'Direct Incomes', 'I', 'dincome', None, 'N', True, None]",</text:p>
      <text:p text:style-name="P27"><text:s text:c="6"/>"[29, 'Indirectincome', 'Indirect Incomes', 'I', 'iincome', None, 'N', True, None]",</text:p>
      <text:p text:style-name="P27"><text:s text:c="6"/>"[30, 'Sales', 'Sales Account', 'I', 'sale', None, 'N', True, None]",</text:p>
      <text:p text:style-name="P27"><text:s text:c="6"/>"[3, 'CapitalSubgroup', 'Capital Account Subgroup', 'L', 'capital', 2, 'N', False, None]",</text:p>
      <text:p text:style-name="P27"><text:s text:c="6"/>"[4, 'Capital', 'Capital', 'L', 'capital', 3, 'Y', True, None]",</text:p>
      <text:p text:style-name="P27"><text:s text:c="6"/>"[5, 'ReservesAndSurplus', 'Reserves &amp; Surplus', 'L', 'capital', 2, 'N', True, None]",</text:p>
      <text:p text:style-name="P27"><text:s text:c="6"/>"[7, 'DutiesAndTaxes', 'Duties &amp; Taxes', 'L', 'other', 6, 'N', True, None]",</text:p>
      <text:p text:style-name="P27"><text:s text:c="6"/>"[8, 'Provisions', 'Provisions', 'L', 'other', 6, 'N', True, None]",</text:p>
      <text:p text:style-name="P27"><text:s text:c="6"/>"[9, 'SundryCreditors', 'Sundry Creditors', 'L', 'creditor', 6, 'N', True, None]",</text:p>
      <text:p text:style-name="P27"><text:s text:c="6"/>"[11, 'BankOd', 'Bank OD Account', 'L', 'bank', 10, 'N', True, None]",</text:p>
      <text:p text:style-name="P27"><text:s text:c="6"/>"[12, 'SecuredLoans', 'Secured Loans', 'L', 'loan', 10, 'N', True, None]",</text:p>
      <text:p text:style-name="P27"><text:s text:c="6"/>"[13, 'UnsecuredLoans', 'Unsecured Loans', 'L', 'loan', 10, 'N', True, None]",</text:p>
      <text:p text:style-name="P27"><text:s text:c="6"/>"[16, 'BankAccounts', 'Bank Accounts', 'A', 'bank', 15, 'N', True, None]",</text:p>
      <text:p text:style-name="P27"><text:s text:c="6"/>"[17, 'CashInHand', 'Cash-in-Hand', 'A', 'cash', 15, 'N', True, None]",</text:p>
      <text:p text:style-name="P27"><text:s text:c="6"/>"[18, 'BankOCC', 'Bank Cash Credit', 'L', 'bank', 10, 'N', True, None]",</text:p>
      <text:p text:style-name="P27"><text:s text:c="6"/>"[19, 'DepositsAsset', 'Deposits (Asset)', 'A', 'other', 15, 'N', True, None]",</text:p>
      <text:p text:style-name="P27"><text:s text:c="6"/>"[20, 'StockInHand', 'Stock in Hand', 'A', 'other', 15, 'N', True, None]",</text:p>
      <text:p text:style-name="P27"><text:s text:c="6"/>"[21, 'LoansAndAdvances', 'Loans &amp; Advances (Asset)', 'A', 'other', 15, 'N', True, None]",</text:p>
      <text:p text:style-name="P27"><text:s text:c="6"/>"[22, 'SundryDebtors', 'Sundry Debtors', 'A', 'debtor', 15, 'N', True, None]"</text:p>
      <text:p text:style-name="P27"><text:s text:c="4"/>]</text:p>
      <text:p text:style-name="P27"><text:s text:c="2"/>}</text:p>
      <text:p text:style-name="P27"><text:soft-page-break/>}</text:p>
      <text:p text:style-name="P27">```</text:p>
      <text:h text:style-name="Heading_20_3" text:outline-level="3"><text:bookmark-start text:name="__RefHeading___Toc419_288785947"/>client side graphql tips<text:bookmark-end text:name="__RefHeading___Toc419_288785947"/></text:h>
      <text:p text:style-name="P19">*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P47" text:outline-level="1"><text:bookmark-start text:name="__RefHeading___Toc421_288785947"/>Yeoman generator<text:bookmark-end text:name="__RefHeading___Toc421_288785947"/></text:h>
      <text:p text:style-name="P19">In the Yeoman folder of trace:</text:p>
      <text:p text:style-name="P19"><text:s text:c="2"/>&gt; yo comp</text:p>
      <text:p text:style-name="P19"><text:s text:c="2"/>It will ask for comma separated list of components to generate. If you give test1, test2, test3 then all these components along with corresponding hooks will be generated in respective </text:p>
      <text:p text:style-name="P19"><text:s text:c="2"/>folders.</text:p>
      <text:p text:style-name="P19"/>
      <text:p text:style-name="P19"><text:s text:c="2"/>In a new machine you need to install yeoman globally (npm install -g yeoman)</text:p>
      <text:p text:style-name="P19"><text:s text:c="2"/>Also do &gt; npm link inside the folder generator-comp to let it available in the machine.</text:p>
      <text:h text:style-name="Heading_20_1" text:outline-level="1"><text:bookmark-start text:name="__RefHeading___Toc423_288785947"/>Data formats<text:bookmark-end text:name="__RefHeading___Toc423_288785947"/></text:h>
      <text:list xml:id="list2240313551" text:style-name="L14">
        <text:list-item>
          <text:p text:style-name="P66">Data format sample for master details JSON data. Python genericUpdateMasterDetails method at server consumes this data format</text:p>
        </text:list-item>
      </text:list>
      <text:p text:style-name="P39">{</text:p>
      <text:p text:style-name="P39"><text:s text:c="2"/>tableName: 'name of table'</text:p>
      <text:p text:style-name="P39"><text:s text:c="2"/>data: [</text:p>
      <text:p text:style-name="P39"><text:s text:c="4"/>{</text:p>
      <text:p text:style-name="P39"><text:s text:c="6"/>col1: 'col1 value'</text:p>
      <text:p text:style-name="P39"><text:s text:c="6"/>col2: 'col2 value'</text:p>
      <text:p text:style-name="P39"><text:s text:c="8"/>...</text:p>
      <text:p text:style-name="P39"><text:s text:c="4"/>}</text:p>
      <text:p text:style-name="P39"><text:s text:c="2"/>],</text:p>
      <text:p text:style-name="P39"><text:s text:c="2"/>details: [</text:p>
      <text:p text:style-name="P39"><text:s text:c="4"/>{</text:p>
      <text:p text:style-name="P39"><text:s text:c="6"/>"tableName": "name of details table",</text:p>
      <text:p text:style-name="P39"><text:s text:c="6"/>"fkeyName": "tranHeaderId",</text:p>
      <text:p text:style-name="P39"><text:s text:c="6"/>"data": [</text:p>
      <text:p text:style-name="P39"><text:s text:c="8"/>{</text:p>
      <text:p text:style-name="P39"><text:s text:c="10"/>col1: 'col1 value'</text:p>
      <text:p text:style-name="P39"><text:s text:c="10"/>col2: 'col2 value'</text:p>
      <text:p text:style-name="P39"><text:s text:c="8"/>...</text:p>
      <text:p text:style-name="P39"><text:s text:c="8"/>}</text:p>
      <text:p text:style-name="P39"><text:s text:c="6"/>],</text:p>
      <text:p text:style-name="P39"><text:s text:c="6"/>"deletedIds": [1,2,3...],</text:p>
      <text:p text:style-name="P39"><text:s text:c="6"/>"details": [</text:p>
      <text:p text:style-name="P39"><text:s text:c="10"/>... further nesting</text:p>
      <text:p text:style-name="P39"><text:s text:c="6"/>]</text:p>
      <text:p text:style-name="P39"><text:s text:c="4"/>}</text:p>
      <text:p text:style-name="P39"><text:s text:c="2"/>]</text:p>
      <text:p text:style-name="P39">}</text:p>
      <text:p text:style-name="P39"/>
      <text:h text:style-name="Heading_20_1" text:outline-level="1"><text:bookmark-start text:name="__RefHeading___Toc425_288785947"/><text:soft-page-break/>Trace<text:bookmark-end text:name="__RefHeading___Toc425_288785947"/></text:h>
      <text:p text:style-name="Text_20_body">Adding a new entity / module</text:p>
      <text:p text:style-name="Text_20_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_20_body"/>
      <text:p text:style-name="Text_20_body">** Create a components-catalog.tsx file, which outputs all components as key (name of component), value ( the component itself) object in the entity root folder.</text:p>
      <text:p text:style-name="Text_20_body">** Create a register-artifacts.tsx file wchich makes use of 'useIbuki' hook and does 'emit' all components. This is implemented as hook.</text:p>
      <text:p text:style-name="Text_20_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_20_body">** In TraceLoadedComponent subscribe and merge the d.data to 'allComponents' object by using Object.assign method.</text:p>
      <text:p text:style-name="Text_20_body">** Register the ibuki source and recipient in 'ibuki-message-catalog'</text:p>
      <text:p text:style-name="Text_20_body"/>
      <text:h text:style-name="Heading_20_1" text:outline-level="1"><text:bookmark-start text:name="__RefHeading___Toc427_288785947"/>Postman<text:bookmark-end text:name="__RefHeading___Toc427_288785947"/></text:h>
      <text:p text:style-name="Text_20_body">* Used for sending data to Flask server. For mutation all data sent to server is JSON data. The JSON data from Postman was of following format. Check the "" for string format. The '' does not work. Inside "" the json data needs to be escaped. The content-type is application/json. </text:p>
      <text:p text:style-name="Text_20_body"/>
      <text:p text:style-name="Text_20_body">mutation { jAddAdam(inputJson:</text:p>
      <text:p text:style-name="Text_20_body">" { \"parent\": { <text:s text:c="11"/>\"name\": \"adam1\", \"value\": { \"sample\": \"def\" } }}"</text:p>
      <text:p text:style-name="Text_20_body">) { id <text:s text:c="3"/>} <text:s text:c="3"/>}</text:p>
      <text:p text:style-name="Text_20_body"/>
      <text:p text:style-name="Text_20_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Consolas1"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cm" style:contextual-spacing="false" fo:line-height="115%" fo:text-indent="0cm" style:auto-text-indent="false"/>
      <style:text-properties fo:font-size="10.5pt" officeooo:rsid="0027cde7" style:font-size-asian="10.5pt"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Bullet_20_Symbols"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0T14:20:10.091000000</dc:date>
    <dc:creator>Sushant Agrawal </dc:creator>
    <meta:editing-duration>PT3H16M19S</meta:editing-duration>
    <meta:editing-cycles>16</meta:editing-cycles>
    <meta:generator>LibreOffice/7.1.3.2$Windows_X86_64 LibreOffice_project/47f78053abe362b9384784d31a6e56f8511eb1c1</meta:generator>
    <meta:document-statistic meta:table-count="0" meta:image-count="0" meta:object-count="0" meta:page-count="21" meta:paragraph-count="731" meta:word-count="5955" meta:character-count="41996" meta:non-whitespace-character-count="34234"/>
  </office:meta>
</office:document-meta>
</file>